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OpenSymbol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9" style:family="paragraph" style:parent-style-name="Footer">
      <style:text-properties officeooo:paragraph-rsid="008d016c"/>
    </style:style>
    <style:style style:name="P10" style:family="paragraph" style:parent-style-name="Footer">
      <style:text-properties officeooo:rsid="00178920" officeooo:paragraph-rsid="00178920"/>
    </style:style>
    <style:style style:name="P11" style:family="paragraph" style:parent-style-name="Footer">
      <style:text-properties officeooo:paragraph-rsid="00c384cf"/>
    </style:style>
    <style:style style:name="P12" style:family="paragraph" style:parent-style-name="Footer">
      <style:text-properties officeooo:paragraph-rsid="010f7046"/>
    </style:style>
    <style:style style:name="P13" style:family="paragraph" style:parent-style-name="Footer">
      <style:text-properties officeooo:paragraph-rsid="01120261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7" style:family="paragraph" style:parent-style-name="Footer">
      <style:paragraph-properties fo:text-align="end" style:justify-single-word="false"/>
      <style:text-properties officeooo:paragraph-rsid="00d4df5c"/>
    </style:style>
    <style:style style:name="P48" style:family="paragraph" style:parent-style-name="Footer">
      <style:paragraph-properties fo:text-align="start" style:justify-single-word="false"/>
      <style:text-properties officeooo:paragraph-rsid="00d4df5c"/>
    </style:style>
    <style:style style:name="P49" style:family="paragraph" style:parent-style-name="Footer">
      <style:paragraph-properties fo:text-align="start" style:justify-single-word="false"/>
      <style:text-properties officeooo:paragraph-rsid="0211dd7e"/>
    </style:style>
    <style:style style:name="P50" style:family="paragraph" style:parent-style-name="Footer">
      <style:text-properties officeooo:paragraph-rsid="00d4df5c"/>
    </style:style>
    <style:style style:name="P51" style:family="paragraph" style:parent-style-name="Footer">
      <style:text-properties officeooo:paragraph-rsid="00863005"/>
    </style:style>
    <style:style style:name="P52" style:family="paragraph" style:parent-style-name="Footer">
      <style:text-properties officeooo:paragraph-rsid="004274bc"/>
    </style:style>
    <style:style style:name="P53" style:family="paragraph" style:parent-style-name="Footer">
      <style:text-properties officeooo:paragraph-rsid="02a682f9"/>
    </style:style>
    <style:style style:name="P54" style:family="paragraph" style:parent-style-name="Footer">
      <style:text-properties officeooo:paragraph-rsid="0096b4e2"/>
    </style:style>
    <style:style style:name="P55" style:family="paragraph" style:parent-style-name="Footer">
      <style:text-properties officeooo:rsid="001f8a2d" officeooo:paragraph-rsid="00bd36bc"/>
    </style:style>
    <style:style style:name="P56" style:family="paragraph" style:parent-style-name="Footer">
      <style:text-properties officeooo:rsid="001f8a2d" officeooo:paragraph-rsid="002b33ed"/>
    </style:style>
    <style:style style:name="P57" style:family="paragraph" style:parent-style-name="Footer">
      <style:text-properties officeooo:rsid="0096b4e2" officeooo:paragraph-rsid="0096b4e2"/>
    </style:style>
    <style:style style:name="P58" style:family="paragraph" style:parent-style-name="Footer">
      <style:text-properties officeooo:rsid="011350d1" officeooo:paragraph-rsid="011350d1"/>
    </style:style>
    <style:style style:name="P59" style:family="paragraph" style:parent-style-name="Footer">
      <style:text-properties officeooo:rsid="0242edd8" officeooo:paragraph-rsid="0242edd8"/>
    </style:style>
    <style:style style:name="P60" style:family="paragraph" style:parent-style-name="Footer">
      <style:text-properties officeooo:paragraph-rsid="00a59a60"/>
    </style:style>
    <style:style style:name="P61" style:family="paragraph" style:parent-style-name="Footer">
      <style:text-properties officeooo:paragraph-rsid="002aa84d"/>
    </style:style>
    <style:style style:name="P62" style:family="paragraph" style:parent-style-name="Footer">
      <style:text-properties officeooo:paragraph-rsid="030c4d7d"/>
    </style:style>
    <style:style style:name="P63" style:family="paragraph" style:parent-style-name="Footer">
      <style:text-properties officeooo:paragraph-rsid="00d8520c"/>
    </style:style>
    <style:style style:name="P6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67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8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center" style:justify-single-word="false"/>
      <style:text-properties officeooo:paragraph-rsid="00ab054e"/>
    </style:style>
    <style:style style:name="P70" style:family="paragraph" style:parent-style-name="Header">
      <style:paragraph-properties fo:text-align="center" style:justify-single-word="false"/>
      <style:text-properties officeooo:paragraph-rsid="00c10aa6"/>
    </style:style>
    <style:style style:name="P71" style:family="paragraph" style:parent-style-name="Header">
      <style:paragraph-properties fo:text-align="start" style:justify-single-word="false"/>
      <style:text-properties officeooo:paragraph-rsid="0289fb01"/>
    </style:style>
    <style:style style:name="P72" style:family="paragraph" style:parent-style-name="Header">
      <style:paragraph-properties fo:text-align="start" style:justify-single-word="false"/>
      <style:text-properties officeooo:paragraph-rsid="02a56131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0" style:family="paragraph" style:parent-style-name="_5f_Header_20_D_20_page_20_impaire_20__28_D_29_">
      <style:text-properties officeooo:paragraph-rsid="01a13e78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officeooo:paragraph-rsid="00c87b35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text-properties officeooo:paragraph-rsid="0334a5be"/>
    </style:style>
    <style:style style:name="P87" style:family="paragraph" style:parent-style-name="_5f_Header_20_G_20_page_20_paire_20__28_G_29_">
      <style:paragraph-properties fo:text-align="start" style:justify-single-word="fals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Paragraphe_5f_Réponse_5f_Pointillés_5f_Grisés">
      <style:text-properties fo:color="#b3b3b3" loext:opacity="100%" style:font-name="Bitstream Vera Sans5" fo:font-size="10pt" fo:font-style="normal" officeooo:paragraph-rsid="018e8c03" fo:background-color="transparent"/>
    </style:style>
    <style:style style:name="P102" style:family="paragraph" style:parent-style-name="_5f_Paragraphe_5f_Réponse_5f_Pointillés_5f_Grisés">
      <style:text-properties officeooo:paragraph-rsid="018f132d"/>
    </style:style>
    <style:style style:name="P103" style:family="paragraph" style:parent-style-name="_5f_Paragraphe_5f_Réponse_5f_Pointillés_5f_Grisés">
      <style:text-properties officeooo:paragraph-rsid="01843b07"/>
    </style:style>
    <style:style style:name="P104" style:family="paragraph" style:parent-style-name="_5f_Paragraphe_5f_Réponse_5f_Pointillés_5f_Grisés">
      <style:text-properties officeooo:paragraph-rsid="018f9730"/>
    </style:style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>
      <style:text-properties officeooo:paragraph-rsid="018e8c03"/>
    </style:style>
    <style:style style:name="P111" style:family="paragraph" style:parent-style-name="_5f_Premier_5f_Titre_5f_Exercices_5f_avec_5f_Num_5f_Exo_5f_sans_5f_Titre" style:list-style-name="_5f_Numérotation_20_des_20_exercices" style:master-page-name="_31__5f_5_5f_SERIE_5f_M_5f_GAUCHE_5f_ET_5f_DROITE_5f_2COL">
      <style:paragraph-properties style:page-number="200" fo:break-before="auto" fo:break-after="auto"/>
    </style:style>
    <style:style style:name="P112" style:family="paragraph" style:parent-style-name="_5f_Titre_5f_Exercices_5f_sans_5f_Titre" style:list-style-name="_5f_Numérotation_20_des_20_exercices">
      <style:paragraph-properties fo:break-before="column"/>
    </style:style>
    <style:style style:name="P11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style:paragraph-properties fo:text-align="cente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7e12c"/>
    </style:style>
    <style:style style:name="P11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1" style:family="paragraph">
      <loext:graphic-properties draw:fill="solid" draw:fill-color="#7fb241"/>
    </style:style>
    <style:style style:name="P122" style:family="paragraph">
      <loext:graphic-properties draw:fill="solid" draw:fill-color="#1ca2b8"/>
    </style:style>
    <style:style style:name="P12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62e4e"/>
    </style:style>
    <style:style style:name="P125" style:family="paragraph">
      <loext:graphic-properties draw:fill-color="#2a6099"/>
      <style:paragraph-properties fo:text-align="center"/>
    </style:style>
    <style:style style:name="P12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7" style:family="paragraph">
      <loext:graphic-properties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8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0" style:family="paragraph">
      <style:paragraph-properties fo:margin-left="0cm" fo:margin-right="0cm" fo:margin-top="0cm" fo:margin-bottom="0cm" fo:line-height="100%" fo:text-indent="0cm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3" style:family="paragraph">
      <loext:graphic-properties draw:fill="none" draw:fill-color="#ffffff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ffcc99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2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2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2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2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2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2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28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2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30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31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3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3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34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35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36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3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38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3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40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4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4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4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4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4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4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4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4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4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5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5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5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53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54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5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5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5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5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5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60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6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6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63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64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6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6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6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6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6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7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7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72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font-variant="small-caps"/>
    </style:style>
    <style:style style:name="T75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6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77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8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7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80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81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82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83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84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86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7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88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89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9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91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9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9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94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95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96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97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98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99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100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10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0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03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04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05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06" style:family="text">
      <style:text-properties fo:font-variant="small-caps" fo:color="#9d0f89" loext:opacity="100%" style:font-name="Bitstream Vera Sans" fo:font-size="16pt" fo:font-weight="bold" officeooo:rsid="01a13e78"/>
    </style:style>
    <style:style style:name="T107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08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09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0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1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12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13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14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1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16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17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18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9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20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21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22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23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24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2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2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2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2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2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3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3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3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3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3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35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13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137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138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139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140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141" style:family="text">
      <style:text-properties fo:font-variant="small-caps" officeooo:rsid="00990660"/>
    </style:style>
    <style:style style:name="T142" style:family="text">
      <style:text-properties fo:font-variant="small-caps" officeooo:rsid="0054f64f"/>
    </style:style>
    <style:style style:name="T143" style:family="text">
      <style:text-properties fo:font-variant="small-caps" officeooo:rsid="00b5d2d1"/>
    </style:style>
    <style:style style:name="T144" style:family="text">
      <style:text-properties fo:font-variant="small-caps" officeooo:rsid="00b6801f"/>
    </style:style>
    <style:style style:name="T145" style:family="text">
      <style:text-properties fo:font-variant="small-caps" officeooo:rsid="007d7a6f"/>
    </style:style>
    <style:style style:name="T146" style:family="text">
      <style:text-properties fo:font-variant="small-caps" officeooo:rsid="0096b4e2"/>
    </style:style>
    <style:style style:name="T147" style:family="text">
      <style:text-properties fo:font-variant="small-caps" officeooo:rsid="00a847d5"/>
    </style:style>
    <style:style style:name="T148" style:family="text">
      <style:text-properties officeooo:rsid="010c4d3a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14407b5"/>
    </style:style>
    <style:style style:name="T164" style:family="text">
      <style:text-properties officeooo:rsid="009e3fdd"/>
    </style:style>
    <style:style style:name="T165" style:family="text">
      <style:text-properties officeooo:rsid="00a59037"/>
    </style:style>
    <style:style style:name="T166" style:family="text">
      <style:text-properties officeooo:rsid="0096b4e2"/>
    </style:style>
    <style:style style:name="T167" style:family="text">
      <style:text-properties officeooo:rsid="0032e83a"/>
    </style:style>
    <style:style style:name="T168" style:family="text">
      <style:text-properties officeooo:rsid="002b33ed"/>
    </style:style>
    <style:style style:name="T169" style:family="text">
      <style:text-properties officeooo:rsid="008d016c"/>
    </style:style>
    <style:style style:name="T170" style:family="text">
      <style:text-properties officeooo:rsid="01fe03f2"/>
    </style:style>
    <style:style style:name="T171" style:family="text">
      <style:text-properties officeooo:rsid="00a59a60"/>
    </style:style>
    <style:style style:name="T17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5a3fa8"/>
    </style:style>
    <style:style style:name="T175" style:family="text">
      <style:text-properties officeooo:rsid="00415f3a"/>
    </style:style>
    <style:style style:name="T176" style:family="text">
      <style:text-properties officeooo:rsid="00386ebd"/>
    </style:style>
    <style:style style:name="T177" style:family="text">
      <style:text-properties officeooo:rsid="0334a5be"/>
    </style:style>
    <style:style style:name="T178" style:family="text">
      <style:text-properties officeooo:rsid="0315af39"/>
    </style:style>
    <style:style style:name="T179" style:family="text">
      <style:text-properties officeooo:rsid="00a4cf55"/>
    </style:style>
    <style:style style:name="T180" style:family="text">
      <style:text-properties officeooo:rsid="018e8c03"/>
    </style:style>
    <style:style style:name="T181" style:family="text">
      <style:text-properties fo:background-color="transparent" loext:char-shading-value="0"/>
    </style:style>
    <style:style style:name="T182" style:family="text">
      <style:text-properties officeooo:rsid="018f132d"/>
    </style:style>
    <style:style style:name="T183" style:family="text">
      <style:text-properties style:text-position="sub 58%" officeooo:rsid="018f132d"/>
    </style:style>
    <style:style style:name="T184" style:family="text">
      <style:text-properties style:text-position="sub 58%" officeooo:rsid="018f9730"/>
    </style:style>
    <style:style style:name="T185" style:family="text">
      <style:text-properties officeooo:rsid="018f9730"/>
    </style:style>
    <style:style style:name="T186" style:family="text">
      <style:text-properties fo:font-style="oblique" fo:font-weight="bold" style:font-style-asian="italic" style:font-weight-asian="bold" style:font-style-complex="italic" style:font-weight-complex="bold"/>
    </style:style>
    <style:style style:name="T187" style:family="text">
      <style:text-properties fo:font-style="oblique" fo:font-weight="bold" officeooo:rsid="018e8c03" style:font-style-asian="italic" style:font-weight-asian="bold" style:font-style-complex="italic" style:font-weight-complex="bold"/>
    </style:style>
    <style:style style:name="T188" style:family="text">
      <style:text-properties fo:font-style="oblique" fo:font-weight="bold" officeooo:rsid="018f132d" style:font-style-asian="italic" style:font-weight-asian="bold" style:font-style-complex="italic" style:font-weight-complex="bold"/>
    </style:style>
    <style:style style:name="T189" style:family="text"/>
    <style:style style:name="T190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91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92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dash" draw:stroke-dash="Dashed_20__28_var_29__20_7428" svg:stroke-width="0.041cm" svg:stroke-color="#808080" draw:marker-start="" draw:marker-start-width="0.229cm" draw:marker-start-center="false" draw:marker-end="" draw:marker-end-width="0.229cm" draw:marker-end-center="false" svg:stroke-opacity="100%" draw:stroke-linejoin="round"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svg:stroke-width="0.041cm" svg:stroke-color="#996633" draw:marker-start="" draw:marker-start-width="0.229cm" draw:marker-start-center="false" draw:marker-end="" draw:marker-end-width="0.229cm" draw:marker-end-center="false" draw:fill="solid" draw:fill-color="#000000" draw:opacity="0%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5" style:family="graphic">
      <style:graphic-properties fo:margin-left="0.499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41cm" svg:stroke-color="#1ca2b8" draw:marker-start-width="0.062cm" draw:marker-start-center="false" draw:marker-end-width="0.0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7cm" fo:min-width="0.288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2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3cm" fo:min-width="0.289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48cm" fo:min-width="0.273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3cm" fo:min-width="0.243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2cm" fo:min-width="0.302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.041cm" svg:stroke-color="#3399ff" draw:marker-start-width="0.062cm" draw:marker-start-center="false" draw:marker-end-width="0.062cm" draw:marker-end-center="false" draw:fill="none" draw:fill-color="#ffffff" draw:textarea-horizontal-align="left" draw:auto-grow-height="true" draw:auto-grow-width="true" fo:min-height="0.453cm" fo:min-width="0.229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style:run-through="foreground"/>
    </style:style>
    <style:style style:name="gr36" style:family="graphic">
      <style:graphic-properties draw:stroke="solid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.041cm" svg:stroke-color="#3399ff" draw:marker-start-width="0.062cm" draw:marker-start-center="false" draw:marker-end-width="0.0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9cm" svg:stroke-color="#000000" draw:marker-start-width="0.03cm" draw:marker-start-center="false" draw:marker-end-width="0.0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158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6162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6163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6164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6165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6166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6167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6168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6169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6170" svg:stroke-width="0.019cm" svg:stroke-color="#000000" draw:marker-start-width="0cm" draw:marker-start-center="false" draw:marker-end-width="0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6171" svg:stroke-width="0.041cm" svg:stroke-color="#1ca2b8" draw:marker-start-width="0.062cm" draw:marker-start-center="false" draw:marker-end-width="0.0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6172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6173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dash" draw:stroke-dash="Dashed_20__28_var_29__20_7418" svg:stroke-width="0.019cm" svg:stroke-color="#808080" draw:marker-start="" draw:marker-start-width="0.259cm" draw:marker-start-center="false" draw:marker-end="" draw:marker-end-width="0.25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3" style:family="graphic">
      <style:graphic-properties draw:stroke="dash" draw:stroke-dash="Dashed_20__28_var_29__20_7419" svg:stroke-width="0.019cm" svg:stroke-color="#808080" draw:marker-start="" draw:marker-start-width="0.199cm" draw:marker-start-center="false" draw:marker-end="" draw:marker-end-width="0.199cm" draw:marker-end-center="false" draw:fill="none" draw:fill-color="#ffffff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41cm" svg:stroke-color="#996633" draw:marker-start="" draw:marker-start-width="0.229cm" draw:marker-start-center="false" draw:marker-end="" draw:marker-end-width="0.229cm" draw:marker-end-center="false" draw:fill="solid" draw:fill-color="#cfe7f5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5" style:family="graphic">
      <style:graphic-properties draw:stroke="dash" draw:stroke-dash="Dashed_20__28_var_29__20_7420" svg:stroke-width="0.019cm" svg:stroke-color="#80808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6" style:family="graphic">
      <style:graphic-properties draw:stroke="dash" draw:stroke-dash="Dashed_20__28_var_29__20_7421" svg:stroke-width="0.019cm" svg:stroke-color="#80808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7" style:family="graphic">
      <style:graphic-properties draw:stroke="dash" draw:stroke-dash="Dashed_20__28_var_29__20_7422" svg:stroke-width="0.019cm" svg:stroke-color="#80808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8" style:family="graphic">
      <style:graphic-properties draw:stroke="dash" draw:stroke-dash="Dashed_20__28_var_29__20_7423" svg:stroke-width="0.019cm" svg:stroke-color="#808080" draw:marker-start="" draw:marker-start-width="0.259cm" draw:marker-start-center="false" draw:marker-end="" draw:marker-end-width="0.25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9" style:family="graphic">
      <style:graphic-properties draw:stroke="dash" draw:stroke-dash="Dashed_20__28_var_29__20_7424" svg:stroke-width="0.019cm" svg:stroke-color="#808080" draw:marker-start="" draw:marker-start-width="0.259cm" draw:marker-start-center="false" draw:marker-end="" draw:marker-end-width="0.25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0" style:family="graphic">
      <style:graphic-properties draw:stroke="dash" draw:stroke-dash="Dashed_20__28_var_29__20_7425" svg:stroke-width="0.019cm" svg:stroke-color="#808080" draw:marker-start="" draw:marker-start-width="0.199cm" draw:marker-start-center="false" draw:marker-end="" draw:marker-end-width="0.199cm" draw:marker-end-center="false" draw:fill="solid" draw:fill-color="#ffffff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1" style:family="graphic">
      <style:graphic-properties draw:stroke="dash" draw:stroke-dash="Dashed_20__28_var_29__20_7426" svg:stroke-width="0.019cm" svg:stroke-color="#808080" draw:marker-start="" draw:marker-start-width="0.199cm" draw:marker-start-center="false" draw:marker-end="" draw:marker-end-width="0.199cm" draw:marker-end-center="false" draw:fill="solid" draw:fill-color="#ffcc99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2" style:family="graphic">
      <style:graphic-properties draw:stroke="dash" draw:stroke-dash="Dashed_20__28_var_29__20_7427" svg:stroke-width="0.019cm" svg:stroke-color="#808080" draw:marker-start="" draw:marker-start-width="0.199cm" draw:marker-start-center="false" draw:marker-end="" draw:marker-end-width="0.199cm" draw:marker-end-center="false" draw:fill="solid" draw:fill-color="#ffffff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6" draw:name="Shape3_5" draw:style-name="gr18" draw:text-style-name="P125" svg:x1="7.865cm" svg:y1="1.411cm" svg:x2="21.997cm" svg:y2="1.337cm">
        <text:p/>
      </draw:line>
      <draw:frame text:anchor-type="page" text:anchor-page-number="1" draw:z-index="5" draw:name="Shape2_1" draw:style-name="gr19" draw:text-style-name="P126" svg:width="3.918cm" svg:height="1.031cm" draw:transform="rotate (0.0876155284501153) translate (0.137583333333333cm 0.342194444444444cm)">
        <draw:text-box>
          <text:p text:style-name="P114"><text:span text:style-name="T191">Fiche supplémentaire</text:span></text:p>
        </draw:text-box>
      </draw:frame>
      <draw:frame text:anchor-type="page" text:anchor-page-number="1" draw:z-index="4" draw:name="Shape2_0" draw:style-name="gr20" draw:text-style-name="P120" svg:width="3.857cm" svg:height="0.805cm" draw:transform="rotate (0.0872664625997165) translate (0.419805555555556cm 1.43933333333333cm)">
        <draw:text-box>
          <text:p text:style-name="P114"><text:span text:style-name="T190">Série 5</text:span></text:p>
        </draw:text-box>
      </draw:frame>
      <draw:path text:anchor-type="page" text:anchor-page-number="1" draw:z-index="3" draw:name="Shape1_0" draw:style-name="gr21" draw:text-style-name="P121" svg:width="4.329cm" svg:height="2.24cm" svg:x="0cm" svg:y="-0.001cm" svg:viewBox="0 0 4330 2241" svg:d="M0 2241l3984-288c209-15 363-168 345-342l-170-1611h-4159z">
        <text:p/>
      </draw:path>
      <text:section text:style-name="Sect1" text:name="Section1">
        <text:list xml:id="list2009062162" text:style-name="_5f_Numérotation_20_des_20_exercices">
          <text:list-item text:start-value="1">
            <text:h text:style-name="P111" text:outline-level="1" text:restart-numbering="true" text:start-value="1">Sur la figure ci-dessous, les quadrilatères ABCD , AEFD , EBUT et UCFT sont des rectangles. Le rectangle ABCD a un périmètre de 110 cm.</text:h>
          </text:list-item>
        </text:list>
        <text:h text:style-name="_5f_Paragraphe" text:outline-level="1"><draw:g text:anchor-type="paragraph" draw:z-index="1" draw:name="Shape35" draw:style-name="gr25"><draw:line draw:style-name="gr26" draw:text-style-name="P129" svg:x1="1.959cm" svg:y1="0.605cm" svg:x2="5.437cm" svg:y2="0.605cm"><text:p/></draw:line><draw:line draw:style-name="gr26" draw:text-style-name="P129" svg:x1="5.438cm" svg:y1="0.605cm" svg:x2="5.438cm" svg:y2="2.826cm"><text:p/></draw:line><draw:line draw:style-name="gr26" draw:text-style-name="P129" svg:x1="3.118cm" svg:y1="0.605cm" svg:x2="3.118cm" svg:y2="2.826cm"><text:p/></draw:line><draw:line draw:style-name="gr26" draw:text-style-name="P129" svg:x1="1.959cm" svg:y1="0.605cm" svg:x2="1.959cm" svg:y2="2.826cm"><text:p/></draw:line><draw:line draw:style-name="gr26" draw:text-style-name="P129" svg:x1="3.118cm" svg:y1="1.721cm" svg:x2="5.434cm" svg:y2="1.721cm"><text:p/></draw:line><draw:frame draw:style-name="gr27" draw:text-style-name="P131" svg:width="0.288cm" svg:height="0.458cm" svg:x="1.646cm" svg:y="0.228cm"><draw:text-box><text:p text:style-name="P130"><text:span text:style-name="T192">A</text:span></text:p></draw:text-box></draw:frame><draw:frame draw:style-name="gr28" draw:text-style-name="P131" svg:width="0.246cm" svg:height="0.454cm" svg:x="3.032cm" svg:y="0.152cm"><draw:text-box><text:p text:style-name="P130"><text:span text:style-name="T192">E</text:span></text:p></draw:text-box></draw:frame><draw:frame draw:style-name="gr29" draw:text-style-name="P131" svg:width="0.269cm" svg:height="0.452cm" svg:x="5.555cm" svg:y="0.201cm"><draw:text-box><text:p text:style-name="P130"><text:span text:style-name="T192">B</text:span></text:p></draw:text-box></draw:frame><draw:frame draw:style-name="gr30" draw:text-style-name="P131" svg:width="0.29cm" svg:height="0.454cm" svg:x="5.542cm" svg:y="1.561cm"><draw:text-box><text:p text:style-name="P130"><text:span text:style-name="T192">U</text:span></text:p></draw:text-box></draw:frame><draw:frame draw:style-name="gr31" draw:text-style-name="P131" svg:width="0.274cm" svg:height="0.449cm" svg:x="5.549cm" svg:y="2.831cm"><draw:text-box><text:p text:style-name="P130"><text:span text:style-name="T192">C</text:span></text:p></draw:text-box></draw:frame><draw:frame draw:style-name="gr32" draw:text-style-name="P131" svg:width="0.244cm" svg:height="0.454cm" svg:x="2.81cm" svg:y="1.561cm"><draw:text-box><text:p text:style-name="P130"><text:span text:style-name="T192">T</text:span></text:p></draw:text-box></draw:frame><draw:frame draw:style-name="gr33" draw:text-style-name="P131" svg:width="0.302cm" svg:height="0.452cm" svg:x="1.671cm" svg:y="2.817cm"><draw:text-box><text:p text:style-name="P130"><text:span text:style-name="T192">D</text:span></text:p></draw:text-box></draw:frame><draw:frame draw:style-name="gr34" draw:text-style-name="P131" svg:width="0.23cm" svg:height="0.454cm" svg:x="3.013cm" svg:y="2.849cm"><draw:text-box><text:p text:style-name="P130"><text:span text:style-name="T192">F</text:span></text:p></draw:text-box></draw:frame><draw:g draw:style-name="gr35"><draw:line draw:style-name="gr36" draw:text-style-name="P129" svg:x1="2.622cm" svg:y1="2.727cm" svg:x2="2.526cm" svg:y2="2.909cm"><text:p/></draw:line><draw:line draw:style-name="gr37" draw:text-style-name="P129" svg:x1="2.526cm" svg:y1="2.727cm" svg:x2="2.43cm" svg:y2="2.912cm"><text:p/></draw:line></draw:g><draw:line draw:style-name="gr38" draw:text-style-name="P132" svg:x1="2.526cm" svg:y1="2.727cm" svg:x2="2.43cm" svg:y2="2.912cm"><text:p/></draw:line><draw:g draw:style-name="gr35"><draw:line draw:style-name="gr36" draw:text-style-name="P129" svg:x1="2.622cm" svg:y1="0.503cm" svg:x2="2.526cm" svg:y2="0.688cm"><text:p/></draw:line><draw:line draw:style-name="gr37" draw:text-style-name="P129" svg:x1="2.526cm" svg:y1="0.503cm" svg:x2="2.43cm" svg:y2="0.688cm"><text:p/></draw:line></draw:g><draw:line draw:style-name="gr36" draw:text-style-name="P129" svg:x1="2.526cm" svg:y1="0.503cm" svg:x2="2.43cm" svg:y2="0.688cm"><text:p/></draw:line><draw:line draw:style-name="gr39" draw:text-style-name="P129" svg:x1="5.328cm" svg:y1="2.173cm" svg:x2="5.52cm" svg:y2="2.264cm"><text:p/></draw:line><draw:line draw:style-name="gr40" draw:text-style-name="P129" svg:x1="5.328cm" svg:y1="2.259cm" svg:x2="5.52cm" svg:y2="2.35cm"><text:p/></draw:line><draw:line draw:style-name="gr41" draw:text-style-name="P129" svg:x1="5.328cm" svg:y1="1.056cm" svg:x2="5.52cm" svg:y2="1.15cm"><text:p/></draw:line><draw:line draw:style-name="gr42" draw:text-style-name="P129" svg:x1="5.328cm" svg:y1="1.15cm" svg:x2="5.52cm" svg:y2="1.244cm"><text:p/></draw:line><draw:line draw:style-name="gr43" draw:text-style-name="P129" svg:x1="4.168cm" svg:y1="0.503cm" svg:x2="4.361cm" svg:y2="0.688cm"><text:p/></draw:line><draw:line draw:style-name="gr44" draw:text-style-name="P129" svg:x1="4.361cm" svg:y1="0.503cm" svg:x2="4.168cm" svg:y2="0.688cm"><text:p/></draw:line><draw:line draw:style-name="gr45" draw:text-style-name="P129" svg:x1="4.168cm" svg:y1="1.616cm" svg:x2="4.361cm" svg:y2="1.798cm"><text:p/></draw:line><draw:line draw:style-name="gr46" draw:text-style-name="P129" svg:x1="4.361cm" svg:y1="1.616cm" svg:x2="4.168cm" svg:y2="1.798cm"><text:p/></draw:line><draw:line draw:style-name="gr47" draw:text-style-name="P129" svg:x1="4.168cm" svg:y1="2.727cm" svg:x2="4.361cm" svg:y2="2.909cm"><text:p/></draw:line><draw:line draw:style-name="gr48" draw:text-style-name="P129" svg:x1="4.361cm" svg:y1="2.727cm" svg:x2="4.168cm" svg:y2="2.909cm"><text:p/></draw:line><draw:line draw:style-name="gr49" draw:text-style-name="P129" svg:x1="1.959cm" svg:y1="2.827cm" svg:x2="5.437cm" svg:y2="2.827cm"><text:p/></draw:line><draw:line draw:style-name="gr50" draw:text-style-name="P129" svg:x1="1.846cm" svg:y1="1.616cm" svg:x2="2.039cm" svg:y2="1.798cm"><text:p/></draw:line><draw:line draw:style-name="gr51" draw:text-style-name="P129" svg:x1="2.039cm" svg:y1="1.616cm" svg:x2="1.846cm" svg:y2="1.798cm"><text:p/></draw:lin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140255918480756" text:continue-numbering="true" text:style-name="_5f_Numérotation_20_des_20_exercices">
          <text:list-item>
            <text:list>
              <text:list-item>
                <text:p text:style-name="_5f_Paragraphe_5f_avec_5f_Num_5f_Question">Calcule le périmètre de AEFD.</text:p>
              </text:list-item>
            </text:list>
          </text:list-item>
        </text:list>
        <text:p text:style-name="P101"><text:span text:style-name="_5f_Caractères_5f_correction">On remarque que AD = 2 × BU </text:span></text:p>
        <text:p text:style-name="P101"><text:span text:style-name="_5f_Caractères_5f_correction">Le périmètre de ABCD vaut donc 5 * AD</text:span></text:p>
        <text:p text:style-name="P101"><text:span text:style-name="_5f_Caractères_5f_correction">5 × AD = 110 </text:span><text:span text:style-name="_5f_Caractères_5f_correction"><text:span text:style-name="T180">cm </text:span></text:span><text:span text:style-name="_5f_Caractères_5f_correction"><text:s/>donc AD = 110 ÷ 5 = 22 cm</text:span></text:p>
        <text:p text:style-name="P101"><text:span text:style-name="_5f_Caractères_5f_correction"><text:span text:style-name="T186">P</text:span></text:span><text:span text:style-name="_5f_Caractères_5f_correction">érimètre de </text:span><text:span text:style-name="_5f_Caractères_5f_correction"><text:span text:style-name="T186">A</text:span></text:span><text:span text:style-name="_5f_Caractères_5f_correction"><text:span text:style-name="T187">EFD : </text:span></text:span></text:p>
        <text:p text:style-name="P101"><text:span text:style-name="_5f_Caractères_5f_correction"><text:span text:style-name="T187">P = 3 × AD <text:s text:c="3"/>P = 3 × 22 cm <text:s text:c="5"/>P = 66 cm</text:span></text:span></text:p>
        <text:list xml:id="list140255155139666" text:continue-numbering="true" text:style-name="_5f_Numérotation_20_des_20_exercices">
          <text:list-item>
            <text:list>
              <text:list-item>
                <text:p text:style-name="_5f_Paragraphe_5f_avec_5f_Num_5f_Question">Calcule le périmètre du polygone ABUTFD.</text:p>
              </text:list-item>
            </text:list>
          </text:list-item>
        </text:list>
        <text:p text:style-name="P101"><text:span text:style-name="_5f_Caractères_5f_correction">ABUTFD a un périmètre qui </text:span><text:span text:style-name="_5f_Caractères_5f_correction"><text:span text:style-name="T186">m</text:span></text:span><text:span text:style-name="_5f_Caractères_5f_correction"><text:span text:style-name="T187">esure</text:span></text:span><text:span text:style-name="_5f_Caractères_5f_correction">  :</text:span></text:p>
        <text:p text:style-name="P101"><text:span text:style-name="_5f_Caractères_5f_correction">P = (3×AD) <text:s/>+ (4×BU) = (3×22)+(4×11) <text:s/>(cm)</text:span></text:p>
        <text:p text:style-name="P101"><text:span text:style-name="_5f_Caractères_5f_correction">P = 66 + 44 </text:span></text:p>
        <text:p text:style-name="P101"><text:span text:style-name="_5f_Caractères_5f_correction">P = 110 cm</text:span></text:p>
        <text:list xml:id="list140255294231598" text:continue-numbering="true" text:style-name="_5f_Numérotation_20_des_20_exercices">
          <text:list-item>
            <text:list>
              <text:list-header>
                <text:p text:style-name="P110"><text:span text:style-name="_5f_Caractères_5f_correction">Périmètre du polygone ABUTFD  : 110 cm.</text:span></text:p>
              </text:list-header>
            </text:list>
          </text:list-item>
        </text:list>
        <text:p text:style-name="_5f_Paragraphe_5f_Réponse_5f_Pointillés_5f_Grisés"><text:span text:style-name="_5f_pointillés_20_gris"/></text:p>
        <text:list xml:id="list140255331694634" text:continue-numbering="true" text:style-name="_5f_Numérotation_20_des_20_exercices">
          <text:list-item>
            <text:h text:style-name="P112" text:outline-level="1"><draw:g text:anchor-type="char" draw:z-index="0" draw:name="Shape38" draw:style-name="gr22"><draw:g draw:style-name="gr35"><draw:g draw:style-name="gr35"><draw:circle draw:style-name="gr52" draw:text-style-name="P128" svg:width="1.172cm" svg:height="1.172cm" svg:x="5.651cm" svg:y="1.408cm"><text:p/></draw:circle><draw:circle draw:style-name="gr53" draw:text-style-name="P133" svg:width="1.172cm" svg:height="1.172cm" svg:x="5.652cm" svg:y="1.409cm" draw:kind="section" draw:start-angle="-119.88" draw:end-angle="-59.87"><text:p/></draw:circle><draw:line draw:style-name="gr54" draw:text-style-name="P134" svg:x1="5.656cm" svg:y1="5.043cm" svg:x2="5.07cm" svg:y2="5.045cm"><text:p/></draw:line><draw:ellipse draw:style-name="gr55" draw:text-style-name="P128" svg:width="1.176cm" svg:height="1.172cm" svg:x="4.773cm" svg:y="2.932cm"><text:p/></draw:ellipse><draw:circle draw:style-name="gr56" draw:text-style-name="P128" svg:width="1.174cm" svg:height="1.174cm" svg:x="6.531cm" svg:y="2.928cm"><text:p/></draw:circle><draw:ellipse draw:style-name="gr57" draw:text-style-name="P128" svg:width="1.174cm" svg:height="1.172cm" svg:x="5.657cm" svg:y="4.452cm"><text:p/></draw:ellipse><draw:circle draw:style-name="gr58" draw:text-style-name="P128" svg:width="1.174cm" svg:height="1.174cm" svg:x="3.898cm" svg:y="4.454cm"><text:p/></draw:circle><draw:ellipse draw:style-name="gr59" draw:text-style-name="P128" svg:width="1.174cm" svg:height="1.172cm" svg:x="7.415cm" svg:y="4.449cm"><text:p/></draw:ellipse><draw:ellipse draw:style-name="gr60" draw:text-style-name="P135" svg:width="1.174cm" svg:height="1.172cm" svg:x="3.896cm" svg:y="4.457cm" draw:kind="section" draw:start-angle="0.11" draw:end-angle="60.12"><text:p/></draw:ellipse><draw:line draw:style-name="gr54" draw:text-style-name="P134" svg:x1="4.775cm" svg:y1="4.535cm" svg:x2="5.067cm" svg:y2="4.027cm"><text:p/></draw:line><draw:line draw:style-name="gr54" draw:text-style-name="P134" svg:x1="5.65cm" svg:y1="3.011cm" svg:x2="5.942cm" svg:y2="2.503cm"><text:p/></draw:line><draw:line draw:style-name="gr54" draw:text-style-name="P134" svg:x1="6.53cm" svg:y1="2.503cm" svg:x2="6.824cm" svg:y2="3.01cm"><text:p/></draw:line><draw:line draw:style-name="gr54" draw:text-style-name="P134" svg:x1="7.412cm" svg:y1="4.02cm" svg:x2="7.706cm" svg:y2="4.527cm"><text:p/></draw:line><draw:line draw:style-name="gr54" draw:text-style-name="P134" svg:x1="7.414cm" svg:y1="5.036cm" svg:x2="6.828cm" svg:y2="5.038cm"><text:p/></draw:line><draw:ellipse draw:style-name="gr54" draw:text-style-name="P134" svg:width="1.176cm" svg:height="1.177cm" svg:x="6.532cm" svg:y="2.928cm" draw:kind="arc" draw:start-angle="-59.87" draw:end-angle="120.13"><text:p/></draw:ellipse><draw:circle draw:style-name="gr54" draw:text-style-name="P134" svg:width="1.174cm" svg:height="1.174cm" svg:x="5.657cm" svg:y="4.45cm" draw:kind="arc" draw:start-angle="-179.87" draw:end-angle="0.13"><text:p/></draw:circle><draw:circle draw:style-name="gr54" draw:text-style-name="P134" svg:width="1.179cm" svg:height="1.179cm" svg:x="4.775cm" svg:y="2.932cm" draw:kind="arc" draw:start-angle="59.85" draw:end-angle="239.92"><text:p/></draw:circle><draw:polygon draw:style-name="gr61" draw:text-style-name="P136" svg:width="2.344cm" svg:height="2.031cm" svg:x="5.066cm" svg:y="3.006cm" svg:viewBox="0 0 2345 2032" draw:points="584,2 1756,0 2345,1013 1761,2029 588,2032 0,1019"><text:p/></draw:polygon><draw:circle draw:style-name="gr62" draw:text-style-name="P135" svg:width="1.172cm" svg:height="1.172cm" svg:x="7.417cm" svg:y="4.449cm" draw:kind="section" draw:start-angle="120.13" draw:end-angle="180.13"><text:p/></draw:circle></draw:g><draw:ellipse draw:style-name="gr54" draw:text-style-name="P134" svg:width="1.16cm" svg:height="1.161cm" draw:transform="rotate (2.0936969706924) translate (4.27213888888889cm 5.82965277777778cm)" draw:kind="arc" draw:start-angle="-119.88" draw:end-angle="-59.87"><text:p/></draw:ellipse><draw:ellipse draw:style-name="gr54" draw:text-style-name="P134" svg:width="1.161cm" svg:height="1.16cm" draw:transform="rotate (-2.094220569468) translate (8.79122222222222cm 4.810125cm)" draw:kind="arc" draw:start-angle="-119.88" draw:end-angle="-59.87"><text:p/></draw:ellipse></draw:g><draw:circle draw:style-name="gr54" draw:text-style-name="P134" svg:width="1.158cm" svg:height="1.158cm" svg:x="5.655cm" svg:y="1.423cm" draw:kind="arc" draw:start-angle="-119.88" draw:end-angle="-59.87"><text:p/></draw:circle></draw:g>Voici deux motifs géométriques . Compare leurs périmètres, sachant que les triangles en pointillés sont de même taille :</text:h>
          </text:list-item>
        </text:list>
        <text:h text:style-name="_5f_Paragraphe" text:outline-level="1"><draw:g text:anchor-type="char" draw:z-index="2" draw:name="Shape37" draw:style-name="gr22"><draw:polygon draw:style-name="gr23" draw:text-style-name="P127" svg:width="3.419cm" svg:height="2.965cm" svg:x="0.577cm" svg:y="0.058cm" svg:viewBox="0 0 3420 2966" draw:points="1704,0 0,2966 3420,2959"><text:p/></draw:polygon><draw:polygon draw:style-name="gr24" draw:text-style-name="P128" svg:width="3.423cm" svg:height="3.948cm" svg:x="0.572cm" svg:y="0.058cm" svg:viewBox="0 0 3424 3949" draw:points="1708,0 1140,988 0,990 572,1977 4,2966 1144,2964 1716,3949 2283,2961 3424,2959 2852,1972 3420,984 2280,987"><text:p/></draw:polygon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p text:style-name="P102"><text:span text:style-name="_5f_Caractères_5f_gras_5f_Rouge_5f_Italique"><text:span text:style-name="T181"/></text:span></text:p>
        <text:p text:style-name="P102"><text:span text:style-name="_5f_Caractères_5f_correction">Si c représente le côté de la figure 1 alors son périmètre vaut </text:span><text:span text:style-name="_5f_Caractères_5f_correction"><text:span text:style-name="T182">P</text:span></text:span><text:span text:style-name="_5f_Caractères_5f_correction"><text:span text:style-name="T184">1</text:span></text:span><text:span text:style-name="_5f_Caractères_5f_correction"><text:span text:style-name="T182"> = </text:span></text:span><text:span text:style-name="_5f_Caractères_5f_correction">12 × c,</text:span></text:p>
        <text:p text:style-name="P103"><text:span text:style-name="_5f_Caractères_5f_correction"/></text:p>
        <text:p text:style-name="P102"><text:span text:style-name="_5f_Caractères_5f_correction">La figure 2 possède 6 demi-côtés de longueur c , </text:span><text:span text:style-name="_5f_Caractères_5f_correction"><text:span text:style-name="T185">ce </text:span></text:span><text:span text:style-name="_5f_Caractères_5f_correction">qui </text:span><text:span text:style-name="_5f_Caractères_5f_correction"><text:span text:style-name="T186">r</text:span></text:span><text:span text:style-name="_5f_Caractères_5f_correction"><text:span text:style-name="T188">eprésente </text:span></text:span><text:span text:style-name="_5f_Caractères_5f_correction"><text:s/>une longueur totale de <text:s/>3 × c.</text:span></text:p>
        <text:p text:style-name="P102"><text:span text:style-name="_5f_Caractères_5f_correction"><text:span text:style-name="T182">Elle possède aussi 3 demi-cercles de diamètre c et 3 petits arcs de cercle qui réunis forment un autre demi-cercle.</text:span></text:span></text:p>
        <text:p text:style-name="P102"><text:span text:style-name="_5f_Caractères_5f_correction"><text:span text:style-name="T182">L</text:span></text:span><text:span text:style-name="_5f_Caractères_5f_correction"><text:span text:style-name="T186">a</text:span></text:span><text:span text:style-name="_5f_Caractères_5f_correction"><text:span text:style-name="T182"> longueur totale </text:span></text:span><text:span text:style-name="_5f_Caractères_5f_correction"><text:span text:style-name="T185">des parties circulaires </text:span></text:span><text:span text:style-name="_5f_Caractères_5f_correction"><text:span text:style-name="T182">correspond donc à deux cercles entiers.</text:span></text:span></text:p>
        <text:p text:style-name="P102"><text:span text:style-name="_5f_Caractères_5f_correction"><text:span text:style-name="T182">L = 2 ×  × c ≈ 6 × c</text:span></text:span></text:p>
        <text:p text:style-name="P102"><text:span text:style-name="_5f_Caractères_5f_correction"/></text:p>
        <text:p text:style-name="P104"><text:span text:style-name="_5f_Caractères_5f_correction"><text:span text:style-name="T182">Le périmètre de la figure 2 mesure donc environ : P</text:span></text:span><text:span text:style-name="_5f_Caractères_5f_correction"><text:span text:style-name="T183">2</text:span></text:span><text:span text:style-name="_5f_Caractères_5f_correction"><text:span text:style-name="T182"> ≈ <text:s/></text:span></text:span><text:span text:style-name="_5f_Caractères_5f_correction">3 × c </text:span><text:span text:style-name="_5f_Caractères_5f_correction"><text:span text:style-name="T182">+ 6 × c </text:span></text:span></text:p>
        <text:p text:style-name="P104"><text:span text:style-name="_5f_Caractères_5f_correction"><text:span text:style-name="T182">donc P</text:span></text:span><text:span text:style-name="_5f_Caractères_5f_correction"><text:span text:style-name="T183">2</text:span></text:span><text:span text:style-name="_5f_Caractères_5f_correction"><text:span text:style-name="T182"> ≈ <text:s/>9 × c</text:span></text:span></text:p>
        <text:p text:style-name="P104"><text:span text:style-name="_5f_Caractères_5f_correction"/></text:p>
        <text:p text:style-name="P104"><text:span text:style-name="_5f_Caractères_5f_correction"><text:span text:style-name="T185">C’est donc la figure 1 qui a le périmètre le plus grand.</text:span></text:span></text:p>
        <text:p text:style-name="P104"><text:span text:style-name="_5f_Caractères_5f_correction"/></text:p>
        <text:p text:style-name="P104"><text:span text:style-name="_5f_Caractères_5f_correction"/></text:p>
        <text:p text:style-name="P104"><text:span text:style-name="_5f_Caractères_5f_correction"/></text:p>
        <text:p text:style-name="P102"><text:span text:style-name="_5f_Caractères_5f_gras_5f_Rouge_5f_Italique"/></text:p>
        <text:p text:style-name="P102"><text:span text:style-name="_5f_Caractères_5f_gras_5f_Rouge_5f_Italique"/></text:p>
        <text:p text:style-name="P102"><text:span text:style-name="_5f_pointillés_20_gris">.</text:span></text:p>
        <text:p text:style-name="P102"><text:span text:style-name="_5f_pointillés_20_gris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OpenSymbol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3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3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3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3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3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3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3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3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3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3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3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3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3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3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3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3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3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officeooo:paragraph-rsid="008d016c"/>
    </style:style>
    <style:style style:name="MP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text-align="center"/>
    </style:style>
    <style:style style:name="MP10" style:family="paragraph" style:parent-style-name="Header">
      <style:paragraph-properties fo:margin-left="0cm" fo:margin-right="0cm" fo:text-indent="0cm" style:auto-text-indent="false"/>
    </style:style>
    <style:style style:name="MP1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2" style:family="paragraph" style:parent-style-name="Footer">
      <style:text-properties officeooo:paragraph-rsid="010f7046"/>
    </style:style>
    <style:style style:name="MP13" style:family="paragraph" style:parent-style-name="Footer">
      <style:text-properties officeooo:paragraph-rsid="01120261"/>
    </style:style>
    <style:style style:name="MP1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1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18" style:family="paragraph" style:parent-style-name="_5f_Header_20_D_20_page_20_impaire_20__28_D_29_">
      <style:text-properties officeooo:paragraph-rsid="01a13e78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1" style:family="paragraph" style:parent-style-name="Header">
      <style:paragraph-properties fo:text-align="center" style:justify-single-word="false"/>
      <style:text-properties officeooo:paragraph-rsid="00ab054e"/>
    </style:style>
    <style:style style:name="MP2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24" style:family="paragraph" style:parent-style-name="Footer">
      <style:paragraph-properties fo:text-align="end" style:justify-single-word="false"/>
      <style:text-properties officeooo:paragraph-rsid="00d4df5c"/>
    </style:style>
    <style:style style:name="MP25" style:family="paragraph" style:parent-style-name="Footer">
      <style:paragraph-properties fo:text-align="start" style:justify-single-word="false"/>
      <style:text-properties officeooo:paragraph-rsid="00d4df5c"/>
    </style:style>
    <style:style style:name="MP26" style:family="paragraph" style:parent-style-name="_5f_Header_20_G_20_page_20_impaire_20__28_D_29_">
      <style:text-properties officeooo:paragraph-rsid="01259ec2"/>
    </style:style>
    <style:style style:name="MP27" style:family="paragraph" style:parent-style-name="_5f_Header_20_G_20_page_20_paire_20__28_G_29_">
      <style:text-properties officeooo:paragraph-rsid="00eb2abc"/>
    </style:style>
    <style:style style:name="MP28" style:family="paragraph" style:parent-style-name="_5f_Footer_20_page_20_paire_20__28_G_29_">
      <style:text-properties fo:font-size="9pt" style:font-size-asian="9pt" style:font-size-complex="9pt"/>
    </style:style>
    <style:style style:name="MP29" style:family="paragraph" style:parent-style-name="_5f_Header_20_N_20_page_20_impaire_20__28_D_29_">
      <style:paragraph-properties fo:text-align="start" style:justify-single-word="false"/>
    </style:style>
    <style:style style:name="MP30" style:family="paragraph" style:parent-style-name="Footer">
      <style:text-properties officeooo:paragraph-rsid="00d4df5c"/>
    </style:style>
    <style:style style:name="MP3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2" style:family="paragraph">
      <loext:graphic-properties draw:fill="solid" draw:fill-color="#d7e12c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5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3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49" style:family="paragraph" style:parent-style-name="Footer">
      <style:text-properties officeooo:paragraph-rsid="00863005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2" style:family="paragraph" style:parent-style-name="Header">
      <style:paragraph-properties fo:text-align="start" style:justify-single-word="false"/>
      <style:text-properties officeooo:paragraph-rsid="0289fb01"/>
    </style:style>
    <style:style style:name="MP53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56" style:family="paragraph" style:parent-style-name="Footer">
      <style:text-properties officeooo:paragraph-rsid="004274bc"/>
    </style:style>
    <style:style style:name="MP57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5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59" style:family="paragraph">
      <loext:graphic-properties draw:fill="solid" draw:fill-color="#d62e4e"/>
    </style:style>
    <style:style style:name="MP6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1" style:family="paragraph" style:parent-style-name="Header">
      <style:paragraph-properties fo:text-align="start" style:justify-single-word="false"/>
      <style:text-properties officeooo:paragraph-rsid="02a56131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6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65" style:family="paragraph" style:parent-style-name="Footer">
      <style:text-properties officeooo:paragraph-rsid="02a682f9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6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69" style:family="paragraph" style:parent-style-name="Footer">
      <style:text-properties officeooo:paragraph-rsid="0096b4e2"/>
    </style:style>
    <style:style style:name="MP7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71" style:family="paragraph" style:parent-style-name="Footer">
      <style:text-properties officeooo:rsid="001f8a2d" officeooo:paragraph-rsid="00bd36bc"/>
    </style:style>
    <style:style style:name="MP7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73" style:family="paragraph" style:parent-style-name="Footer">
      <style:text-properties officeooo:rsid="0096b4e2" officeooo:paragraph-rsid="0096b4e2"/>
    </style:style>
    <style:style style:name="MP7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7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76" style:family="paragraph">
      <loext:graphic-properties draw:fill="solid" draw:fill-color="#1ca2b8"/>
    </style:style>
    <style:style style:name="MP77" style:family="paragraph" style:parent-style-name="Footer">
      <style:text-properties officeooo:rsid="001f8a2d" officeooo:paragraph-rsid="002b33ed"/>
    </style:style>
    <style:style style:name="MP78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7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80" style:family="paragraph" style:parent-style-name="Footer">
      <style:text-properties officeooo:rsid="011350d1" officeooo:paragraph-rsid="011350d1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86" style:family="paragraph" style:parent-style-name="Header">
      <style:paragraph-properties fo:text-align="start" style:justify-single-word="false"/>
      <style:text-properties officeooo:paragraph-rsid="0211dd7e"/>
    </style:style>
    <style:style style:name="MP87" style:family="paragraph" style:parent-style-name="Footer">
      <style:paragraph-properties fo:text-align="start" style:justify-single-word="false"/>
      <style:text-properties officeooo:paragraph-rsid="0211dd7e"/>
    </style:style>
    <style:style style:name="MP88" style:family="paragraph" style:parent-style-name="Footer">
      <style:text-properties officeooo:rsid="0242edd8" officeooo:paragraph-rsid="0242edd8"/>
    </style:style>
    <style:style style:name="MP8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9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91" style:family="paragraph" style:parent-style-name="_5f_Header_20_N_20_page_20_impaire_20__28_D_29_">
      <style:text-properties officeooo:rsid="0277791e" officeooo:paragraph-rsid="0277791e"/>
    </style:style>
    <style:style style:name="MP92" style:family="paragraph" style:parent-style-name="_5f_Header_20_N_20_page_20_impaire_20__28_D_29_">
      <style:text-properties officeooo:rsid="027aa87d" officeooo:paragraph-rsid="027aa87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4" style:family="paragraph" style:parent-style-name="_5f_Header_20_G_20_page_20_impaire_20__28_D_29_">
      <style:text-properties officeooo:paragraph-rsid="00c87b35"/>
    </style:style>
    <style:style style:name="MP95" style:family="paragraph" style:parent-style-name="Footer">
      <style:text-properties officeooo:paragraph-rsid="00a59a60"/>
    </style:style>
    <style:style style:name="MP9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7" style:family="paragraph" style:parent-style-name="Footer">
      <style:text-properties officeooo:paragraph-rsid="002aa84d"/>
    </style:style>
    <style:style style:name="MP9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7fb241"/>
    </style:style>
    <style:style style:name="MP10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10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10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106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07" style:family="paragraph" style:parent-style-name="_5f_Header_20_G_20_page_20_paire_20__28_G_29_">
      <style:text-properties officeooo:paragraph-rsid="0334a5be"/>
    </style:style>
    <style:style style:name="MP108" style:family="paragraph" style:parent-style-name="_5f_Header_20_G_20_page_20_paire_20__28_G_29_">
      <style:paragraph-properties fo:text-align="start" style:justify-single-word="false"/>
    </style:style>
    <style:style style:name="MP109" style:family="paragraph" style:parent-style-name="Footer">
      <style:text-properties officeooo:paragraph-rsid="030c4d7d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12" style:family="paragraph" style:parent-style-name="Footer">
      <style:text-properties officeooo:paragraph-rsid="00d8520c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15" style:family="paragraph" style:parent-style-name="Header">
      <style:paragraph-properties fo:text-align="center" style:justify-single-word="false"/>
      <style:text-properties officeooo:paragraph-rsid="00c10aa6"/>
    </style:style>
    <style:style style:name="MT1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6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9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1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12" style:family="text">
      <style:text-properties officeooo:rsid="010c4d3a"/>
    </style:style>
    <style:style style:name="MT13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17" style:family="text">
      <style:text-properties fo:font-variant="small-caps" fo:color="#9d0f89" loext:opacity="100%" style:font-name="Bitstream Vera Sans" fo:font-size="16pt" fo:font-weight="bold" officeooo:rsid="01a13e78"/>
    </style:style>
    <style:style style:name="MT18" style:family="text">
      <style:text-properties officeooo:rsid="00b6801f"/>
    </style:style>
    <style:style style:name="MT19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2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2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24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25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26" style:family="text">
      <style:text-properties fo:font-size="16pt" style:font-size-asian="16pt" style:font-size-complex="16pt"/>
    </style:style>
    <style:style style:name="MT27" style:family="text"/>
    <style:style style:name="MT28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29" style:family="text">
      <style:text-properties officeooo:rsid="01f8729d"/>
    </style:style>
    <style:style style:name="MT30" style:family="text">
      <style:text-properties officeooo:rsid="01b6dc57"/>
    </style:style>
    <style:style style:name="MT31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35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7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38" style:family="text">
      <style:text-properties officeooo:rsid="00b5d2d1"/>
    </style:style>
    <style:style style:name="MT39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0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44" style:family="text">
      <style:text-properties officeooo:rsid="015f088a"/>
    </style:style>
    <style:style style:name="MT4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7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9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50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51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52" style:family="text">
      <style:text-properties officeooo:rsid="0160d7ef"/>
    </style:style>
    <style:style style:name="MT53" style:family="text">
      <style:text-properties officeooo:rsid="02735980"/>
    </style:style>
    <style:style style:name="MT54" style:family="text">
      <style:text-properties officeooo:rsid="02757f12"/>
    </style:style>
    <style:style style:name="MT55" style:family="text">
      <style:text-properties officeooo:rsid="0272f9e5"/>
    </style:style>
    <style:style style:name="MT56" style:family="text">
      <style:text-properties officeooo:rsid="026ec296"/>
    </style:style>
    <style:style style:name="MT57" style:family="text">
      <style:text-properties officeooo:rsid="0268e0aa"/>
    </style:style>
    <style:style style:name="MT58" style:family="text">
      <style:text-properties officeooo:rsid="0072f07f"/>
    </style:style>
    <style:style style:name="MT5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60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6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6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6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64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65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7" style:family="text">
      <style:text-properties officeooo:rsid="014407b5"/>
    </style:style>
    <style:style style:name="MT68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69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0" style:family="text">
      <style:text-properties fo:font-variant="small-caps" officeooo:rsid="00990660"/>
    </style:style>
    <style:style style:name="MT71" style:family="text">
      <style:text-properties fo:font-variant="small-caps" officeooo:rsid="0054f64f"/>
    </style:style>
    <style:style style:name="MT72" style:family="text">
      <style:text-properties fo:font-variant="small-caps" officeooo:rsid="00b5d2d1"/>
    </style:style>
    <style:style style:name="MT73" style:family="text">
      <style:text-properties fo:font-variant="small-caps" officeooo:rsid="00b6801f"/>
    </style:style>
    <style:style style:name="MT74" style:family="text">
      <style:text-properties officeooo:rsid="009e3fdd"/>
    </style:style>
    <style:style style:name="MT75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76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77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81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82" style:family="text">
      <style:text-properties fo:font-variant="small-caps"/>
    </style:style>
    <style:style style:name="MT83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8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87" style:family="text">
      <style:text-properties fo:font-variant="small-caps" officeooo:rsid="007d7a6f"/>
    </style:style>
    <style:style style:name="MT88" style:family="text">
      <style:text-properties officeooo:rsid="00a59037"/>
    </style:style>
    <style:style style:name="MT89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9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9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93" style:family="text">
      <style:text-properties officeooo:rsid="0096b4e2"/>
    </style:style>
    <style:style style:name="MT9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95" style:family="text">
      <style:text-properties fo:font-variant="small-caps" officeooo:rsid="0096b4e2"/>
    </style:style>
    <style:style style:name="MT96" style:family="text">
      <style:text-properties fo:font-variant="small-caps" officeooo:rsid="00a847d5"/>
    </style:style>
    <style:style style:name="MT9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9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99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00" style:family="text">
      <style:text-properties officeooo:rsid="0032e83a"/>
    </style:style>
    <style:style style:name="MT101" style:family="text">
      <style:text-properties officeooo:rsid="002b33ed"/>
    </style:style>
    <style:style style:name="MT10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05" style:family="text">
      <style:text-properties officeooo:rsid="008d016c"/>
    </style:style>
    <style:style style:name="MT106" style:family="text">
      <style:text-properties officeooo:rsid="01fe03f2"/>
    </style:style>
    <style:style style:name="MT107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112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13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4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8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21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22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2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25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28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12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13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13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3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34" style:family="text">
      <style:text-properties officeooo:rsid="00a59a60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38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9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0" style:family="text">
      <style:text-properties officeooo:rsid="005a3fa8"/>
    </style:style>
    <style:style style:name="MT141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2" style:family="text">
      <style:text-properties officeooo:rsid="00415f3a"/>
    </style:style>
    <style:style style:name="MT143" style:family="text">
      <style:text-properties officeooo:rsid="00386ebd"/>
    </style:style>
    <style:style style:name="MT144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5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4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4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48" style:family="text">
      <style:text-properties officeooo:rsid="0334a5be"/>
    </style:style>
    <style:style style:name="MT14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53" style:family="text">
      <style:text-properties officeooo:rsid="0315af39"/>
    </style:style>
    <style:style style:name="MT154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5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57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58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59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6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66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67" style:family="text">
      <style:text-properties officeooo:rsid="00a4cf55"/>
    </style:style>
    <style:style style:name="MT168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7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7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7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roblèmes</text:p>
      </style:header>
      <style:header-left>
        <text:p text:style-name="_5f_Header_20_M_20_page_20_paire_20__28_G_29_">Problèmes</text:p>
      </style:header-left>
      <style:footer>
        <text:h text:style-name="_5f_Footer_20_page_20_impaire_20__28_D_29_" text:outline-level="1"><draw:g text:anchor-type="paragraph" draw:z-index="343" draw:name="Shape4_109" draw:style-name="Mgr1"><draw:path draw:style-name="Mgr2" draw:text-style-name="MP1" svg:width="0.855cm" svg:height="1.172cm" svg:x="17.948cm" svg:y="-0.175cm" svg:viewBox="0 0 856 1173" svg:d="M856 1173h-856v-991c0-100 79-182 175-182h505c97 0 176 82 176 182z"><text:p/></draw:path></draw:g><draw:frame draw:style-name="Mfr1" draw:name="Frame1691" text:anchor-type="paragraph" svg:x="10.402cm" svg:y="-0.06cm" draw:z-index="7"><draw:text-box fo:min-height="0.499cm" fo:min-width="7.096cm"><draw:frame draw:style-name="Mfr2" draw:name="Frame1701" text:anchor-type="frame" svg:x="0.45cm" svg:y="0.079cm" svg:width="0.817cm" draw:z-index="8"><draw:text-box fo:min-height="0.355cm"><text:p text:style-name="MP2"><text:page-number text:select-page="current">200</text:page-number></text:p></draw:text-box></draw:frame><text:p text:style-name="MP3"><text:span text:style-name="MT1">Périmètre : </text:span><text:span text:style-name="MT2">Problèmes</text:span></text:p></draw:text-box></draw:frame></text:h>
      </style:footer>
      <style:footer-left>
        <text:p text:style-name="MP4"><draw:frame draw:style-name="Mfr1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201</text:page-number></text:p></draw:text-box></draw:frame><text:p text:style-name="MP3"><text:span text:style-name="MT1">Périmètre : </text:span><text:span text:style-name="MT2">Problèmes</text:span></text:p></draw:text-box></draw:frame><draw:g text:anchor-type="paragraph" draw:z-index="176" draw:name="Shape4_122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79" draw:name="Shape4_10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78" draw:name="Shape4_12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2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1" draw:name="Shape3_16" draw:style-name="Mgr5" draw:text-style-name="MP9" svg:x1="12.726cm" svg:y1="0.399cm" svg:x2="20.496cm" svg:y2="0.36cm"><text:p/></draw:line><text:span text:style-name="MT6">Périmètre</text:span> : <text:span text:style-name="MT7">Périmètres et unités</text:span></text:p>
      </style:header>
      <style:header-left>
        <text:p text:style-name="MP10"><draw:line text:anchor-type="paragraph" draw:z-index="182" draw:name="Shape3_17" draw:style-name="Mgr5" draw:text-style-name="MP9" svg:x1="16.083cm" svg:y1="0.383cm" svg:x2="20.496cm" svg:y2="0.36cm"><text:p/></draw:line><text:span text:style-name="MT6">Périmètre</text:span> : <text:span text:style-name="MT7">Périmètres et unités</text:span></text:p>
      </style:header-left>
      <style:footer>
        <text:p text:style-name="MP11"><draw:frame draw:style-name="Mfr3" draw:name="Frame203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83" draw:name="Shape4_107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">Périmètre <text:s/>: </text:span><text:span text:style-name="MT8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85" draw:name="Shape4_1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84" draw:name="Shape4_26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26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7" draw:name="Shape3_11" draw:style-name="Mgr5" draw:text-style-name="MP9" svg:x1="12.45cm" svg:y1="0.362cm" svg:x2="20.497cm" svg:y2="0.36cm"><text:p/></draw:line><text:span text:style-name="MT6">Périmètre</text:span> : <text:span text:style-name="MT9">Mesurer, reporter</text:span></text:p>
      </style:header>
      <style:header-left>
        <text:p text:style-name="_5f_Header_20_M_20_page_20_impaire_20__28_D_29_"><draw:line text:anchor-type="paragraph" draw:z-index="188" draw:name="Shape3_20" draw:style-name="Mgr5" draw:text-style-name="MP9" svg:x1="12.45cm" svg:y1="0.362cm" svg:x2="20.497cm" svg:y2="0.36cm"><text:p/></draw:line><text:span text:style-name="MT6">Périmètre</text:span> : <text:span text:style-name="MT9">Mesurer, reporter</text:span></text:p>
      </style:header-left>
      <style:footer>
        <text:p text:style-name="MP11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89" draw:name="Shape4_113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"><text:span text:style-name="MT1">Périmètre : </text:span><text:span text:style-name="MT10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91" draw:name="Shape4_1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92" draw:name="Shape4_11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1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6">Périmètre</text:span> : <text:span text:style-name="MT6">Calculs sur une figure</text:span></text:p>
      </style:header>
      <style:header-left>
        <text:p text:style-name="_5f_Header_20_M_20_page_20_paire_20__28_G_29_"><text:span text:style-name="MT6">Périmètre</text:span> : <text:span text:style-name="MT6">Calculs sur une figure</text:span></text:p>
      </style:header-left>
      <style:footer>
        <text:p text:style-name="MP11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94" draw:name="Shape4_94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5" draw:name="Shape4_95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0" draw:name="Shape4_96" draw:style-name="Mgr1"><draw:path draw:style-name="Mgr2" draw:text-style-name="MP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96" draw:name="Shape4_9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97" draw:name="Shape4_10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10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11">Proportionnalité et pourcentage</text:span><text:span text:style-name="MT12"> </text:span>: <text:span text:style-name="MT13">Pourcentages</text:span> </text:p>
      </style:header>
      <style:header-left>
        <text:p text:style-name="_5f_Header_20_D_20_page_20_impaire_20__28_D_29_"><text:span text:style-name="MT11">Proportionnalité et pourcentage</text:span><text:span text:style-name="MT12"> </text:span>: <text:span text:style-name="MT13">Pourcentages</text:span> </text:p>
      </style:header-left>
      <style:footer>
        <text:p text:style-name="MP11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198" draw:name="Shape4_98" draw:style-name="Mgr1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4">Proportionnalité et pourcentage : </text:span><text:span text:style-name="MT15">pourcentages</text:span></text:p></draw:text-box></draw:frame></text:p>
      </style:footer>
      <style:footer-left>
        <text:p text:style-name="MP5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16">Proportionnalité et pourcentages : </text:span><text:span text:style-name="MT15">pourcentages</text:span></text:p></draw:text-box></draw:frame><draw:g text:anchor-type="paragraph" draw:z-index="199" draw:name="Shape4_112" draw:style-name="Mgr1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4"/>
      </style:header>
      <style:header-left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4"/>
      </style:header-left>
      <style:footer>
        <text:p text:style-name="MP5"><draw:frame draw:style-name="Mfr3" draw:name="Frame1211" text:anchor-type="paragraph" svg:y="-0.06cm" draw:z-index="0"><draw:text-box fo:min-height="0.499cm" fo:min-width="3cm"><draw:frame draw:style-name="Mfr2" draw:name="Frame18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Proportionnalité et pourcentages : proportionalité</text:p></draw:text-box></draw:frame><draw:g text:anchor-type="paragraph" draw:z-index="200" draw:name="Shape4_23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1" text:anchor-type="paragraph" svg:y="-0.06cm" draw:z-index="0"><draw:text-box fo:min-height="0.499cm" fo:min-width="3cm"><draw:frame draw:style-name="Mfr2" draw:name="Frame1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1" draw:name="Shape4_99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17">Utiliser des données</text:span> : <text:span text:style-name="MT17">Organiser</text:span> </text:p>
      </style:header>
      <style:header-left>
        <text:p text:style-name="MP18"><text:span text:style-name="MT17">Utiliser des données</text:span> : <text:span text:style-name="MT17">Organiser</text:span> </text:p>
      </style:header-left>
      <style:footer>
        <text:p text:style-name="MP11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3" draw:name="Shape4_7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>
      <style:footer-left>
        <text:p text:style-name="MP5"><draw:frame draw:style-name="Mfr3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14" draw:name="Shape4_72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12">Utilis</text:span><text:span text:style-name="MT19">er des</text:span><text:span text:style-name="MT12"> données </text:span>: <text:span text:style-name="MT20">Organiser</text:span> </text:p>
      </style:header>
      <style:header-left>
        <text:p text:style-name="_5f_Header_20_D_20_page_20_paire_20__28_G_29_"><text:s/><text:span text:style-name="MT12">Utilis</text:span><text:span text:style-name="MT19">er des</text:span><text:span text:style-name="MT12"> données </text:span>: <text:span text:style-name="MT20">Organiser</text:span> </text:p>
      </style:header-left>
      <style:footer>
        <text:p text:style-name="MP5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3">Organiser</text:span><text:span text:style-name="MT5"> </text:span></text:p></draw:text-box></draw:frame><draw:g text:anchor-type="paragraph" draw:z-index="215" draw:name="Shape4_74" draw:style-name="Mgr1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3">Organiser</text:span><text:span text:style-name="MT5"> </text:span></text:p></draw:text-box></draw:frame><draw:g text:anchor-type="paragraph" draw:z-index="216" draw:name="Shape4_75" draw:style-name="Mgr1"><draw:path draw:style-name="Mgr4" draw:text-style-name="MP20" svg:width="0.855cm" svg:height="1.172cm" svg:x="-0.268cm" svg:y="-0.175cm" svg:viewBox="0 0 856 1173" svg:d="M856 1173h-856v-991c0-100 79-182 175-182h505c97 0 176 82 176 182z"><text:p/></draw:path></draw:g><draw:g text:anchor-type="paragraph" draw:z-index="212" draw:name="Shape4_25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1"><text:span text:style-name="MT24">Repères du plan : Se repérer</text:span> </text:p>
      </style:header>
      <style:header-left>
        <text:p text:style-name="MP21"><text:span text:style-name="MT24">Repères du plan : Se repérer</text:span> </text:p>
      </style:header-left>
      <style:footer>
        <text:p text:style-name="MP11"><draw:frame draw:style-name="Mfr3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18" draw:name="Shape4_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>
      <style:footer-left>
        <text:p text:style-name="MP5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19" draw:name="Shape4_11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12">Utilis</text:span><text:span text:style-name="MT19">er des</text:span><text:span text:style-name="MT12"> données </text:span>: <text:span text:style-name="MT25">Représenter</text:span> </text:p>
      </style:header>
      <style:header-left>
        <text:p text:style-name="_5f_Header_20_D_20_page_20_paire_20__28_G_29_"><text:span text:style-name="_5f_Caractères"><text:span text:style-name="MT26"><text:s/>Utiliser des données : Représenter </text:span></text:span></text:p>
      </style:header-left>
      <style:footer>
        <text:p text:style-name="MP5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8">représenter</text:span><text:span text:style-name="MT5"> </text:span></text:p></draw:text-box></draw:frame><draw:g text:anchor-type="paragraph" draw:z-index="221" draw:name="Shape4_70" draw:style-name="Mgr1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8">représenter</text:span><text:span text:style-name="MT5"> </text:span></text:p></draw:text-box></draw:frame><draw:g text:anchor-type="paragraph" draw:z-index="222" draw:name="Shape4_91" draw:style-name="Mgr1"><draw:path draw:style-name="Mgr4" draw:text-style-name="MP20" svg:width="0.855cm" svg:height="1.172cm" svg:x="-0.268cm" svg:y="-0.175cm" svg:viewBox="0 0 856 1173" svg:d="M856 1173h-856v-991c0-100 79-182 175-182h505c97 0 176 82 176 182z"><text:p/></draw:path></draw:g><draw:g text:anchor-type="paragraph" draw:z-index="217" draw:name="Shape4_9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6" draw:name="Shape4_82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Résoudre des problèmes</text:p></draw:text-box></draw:frame><draw:g text:anchor-type="paragraph" draw:z-index="227" draw:name="Shape4_97" draw:style-name="Mgr1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28" draw:name="Shape4_6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29" draw:name="Shape4_8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8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30">Calculer : </text:span><text:span text:style-name="MT31">Distributivité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31">Distributivité</text:span><text:span text:style-name="MT30"> </text:span></text:p>
      </style:header-left>
      <style:footer>
        <text:p text:style-name="MP11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5" draw:name="Shape4_7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32">calculer</text:span><text:span text:style-name="MT33"> : </text:span><text:span text:style-name="MT34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37" draw:name="Shape4_6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38" draw:name="Shape4_8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8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30">Calculer : </text:span><text:span text:style-name="MT35">Critères de divisibilité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35">Critères de divisibilité</text:span><text:span text:style-name="MT30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39" draw:name="Shape4_61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32">calculer</text:span><text:span text:style-name="MT33"> : </text:span><text:span text:style-name="MT36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alculer</text:span><text:span text:style-name="MT33"> : </text:span><text:span text:style-name="MT36">critères de divisibilité</text:span></text:p></draw:text-box></draw:frame><draw:g text:anchor-type="paragraph" draw:z-index="240" draw:name="Shape4_65" draw:style-name="Mgr1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26"><text:span text:style-name="MT37">G</text:span>éométrie plane : Parallèles, perpendiculaires,<text:line-break/> distances</text:p>
      </style:header>
      <style:header-left>
        <text:p text:style-name="MP27"><text:s/><text:span text:style-name="MT37">Géométrie plane</text:span> : <text:span text:style-name="MT38">P</text:span><text:span text:style-name="MT39">arallèles, perpendiculaires,<text:line-break/> </text:span><text:span text:style-name="MT40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41">Géométrie plane : </text:span><text:span text:style-name="MT42">parallèles, perpendiculaires, </text:span><text:span text:style-name="MT43">distances</text:span></text:h></draw:text-box></draw:frame><draw:g text:anchor-type="paragraph" draw:z-index="241" draw:name="Shape4_59" draw:style-name="Mgr1"><draw:path draw:style-name="Mgr6" draw:text-style-name="MP1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28" text:outline-level="1"><text:span text:style-name="MT44">G</text:span>éométrie plane : Parallèles, perpendiculaires, distances</text:h></draw:text-box></draw:frame><draw:g text:anchor-type="paragraph" draw:z-index="242" draw:name="Shape4_62" draw:style-name="Mgr1"><draw:path draw:style-name="Mgr6" draw:text-style-name="MP1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30">Calculer : </text:span><text:span text:style-name="MT45">Diviser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45">Diviser</text:span><text:span text:style-name="MT30"> </text:span></text:p>
      </style:header-left>
      <style:footer>
        <text:p text:style-name="MP1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4"><draw:g text:anchor-type="paragraph" draw:z-index="244" draw:name="Shape4_51" draw:style-name="Mgr1"><draw:path draw:style-name="Mgr3" draw:text-style-name="MP7" svg:width="0.855cm" svg:height="1.172cm" svg:x="7.545cm" svg:y="-0.194cm" svg:viewBox="0 0 856 1173" svg:d="M856 1173h-856v-991c0-100 79-182 175-182h505c97 0 176 82 176 182z"><text:p/></draw:path></draw:g><text:span text:style-name="MT32">calculer</text:span><text:span text:style-name="MT33"> : </text:span><text:span text:style-name="MT46">diviser</text:span></text:p></draw:text-box></draw:frame></text:p>
      </style:footer>
      <style:footer-left>
        <text:p text:style-name="MP1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alculer</text:span><text:span text:style-name="MT33"> : </text:span><text:span text:style-name="MT46">diviser</text:span></text:p></draw:text-box></draw:frame><draw:g text:anchor-type="paragraph" draw:z-index="245" draw:name="Shape4_60" draw:style-name="Mgr1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46" draw:name="Shape4_5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47" draw:name="Shape4_5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5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29">Calculer : <text:span text:style-name="MT47">Multiplier</text:span> </text:p>
      </style:header>
      <style:header-left>
        <text:p text:style-name="MP29">Calculer : <text:span text:style-name="MT47">Multiplier</text:span> </text:p>
      </style:header-left>
      <style:footer>
        <text:p text:style-name="MP1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4"><draw:g text:anchor-type="paragraph" draw:z-index="249" draw:name="Shape4_55" draw:style-name="Mgr1"><draw:path draw:style-name="Mgr3" draw:text-style-name="MP7" svg:width="0.855cm" svg:height="1.172cm" svg:x="7.535cm" svg:y="-0.178cm" svg:viewBox="0 0 856 1173" svg:d="M856 1173h-856v-991c0-100 79-182 175-182h505c97 0 176 82 176 182z"><text:p/></draw:path></draw:g><text:span text:style-name="MT32">calculer</text:span><text:span text:style-name="MT33"> : </text:span><text:span text:style-name="MT48">Multiplier</text:span></text:p></draw:text-box></draw:frame></text:p>
      </style:footer>
      <style:footer-left>
        <text:p text:style-name="MP1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alculer</text:span><text:span text:style-name="MT33"> : </text:span><text:span text:style-name="MT48">Multiplier</text:span></text:p></draw:text-box></draw:frame><draw:g text:anchor-type="paragraph" draw:z-index="250" draw:name="Shape4_262" draw:style-name="Mgr1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51" draw:name="Shape4_5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52" draw:name="Shape4_52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5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1"><draw:frame draw:style-name="Mfr3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0"><text:span text:style-name="MT32">calculer</text:span><text:span text:style-name="MT33"> : </text:span><text:span text:style-name="MT32">additionner et soustraire</text:span></text:p></draw:text-box></draw:frame><draw:g text:anchor-type="paragraph" draw:z-index="253" draw:name="Shape4_47" draw:style-name="Mgr1"><draw:path draw:style-name="Mgr3" draw:text-style-name="MP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3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0"><text:span text:style-name="MT32">calculer</text:span><text:span text:style-name="MT33"> : </text:span><text:span text:style-name="MT32">additionner et soustraire</text:span></text:p></draw:text-box></draw:frame><draw:g text:anchor-type="paragraph" draw:z-index="254" draw:name="Shape4_261" draw:style-name="Mgr1"><draw:path draw:style-name="Mgr3" draw:text-style-name="MP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">Calculer</text:span> : <text:span text:style-name="MT3">Additionner et soustraire</text:span></text:p>
      </style:header>
      <style:header-left>
        <text:p text:style-name="_5f_Header_20_N_20_page_20_paire_20__28_G_29_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57" draw:name="Shape4_4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56" draw:name="Shape4_4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1"><draw:path text:anchor-type="paragraph" draw:z-index="265" draw:name="Shape1_6" draw:style-name="Mgr7" draw:text-style-name="MP32" svg:width="4.329cm" svg:height="2.238cm" svg:x="-1.5cm" svg:y="-1.001cm" svg:viewBox="0 0 4330 2239" svg:d="M0 2239l3984-288c209-15 363-167 345-342l-170-1609h-4159z"><text:p/></draw:path><draw:line text:anchor-type="paragraph" draw:z-index="258" draw:name="Shape3_10" draw:style-name="Mgr8" draw:text-style-name="MP9" svg:x1="10.308cm" svg:y1="0.388cm" svg:x2="20.496cm" svg:y2="0.36cm"><text:p/></draw:line><text:span text:style-name="MT49">Fractions</text:span><text:span text:style-name="MT50"> : </text:span><text:span text:style-name="MT51">Problèmes</text:span><text:span text:style-name="MT50"> </text:span></text:p>
      </style:header>
      <style:header-left>
        <text:p text:style-name="MP31"><draw:line text:anchor-type="paragraph" draw:z-index="259" draw:name="Shape3_27" draw:style-name="Mgr8" draw:text-style-name="MP9" svg:x1="10.308cm" svg:y1="0.388cm" svg:x2="20.496cm" svg:y2="0.36cm"><text:p/></draw:line><draw:path text:anchor-type="paragraph" draw:z-index="260" draw:name="Shape1_10" draw:style-name="Mgr7" draw:text-style-name="MP32" svg:width="4.329cm" svg:height="2.238cm" svg:x="-1.5cm" svg:y="-1.001cm" svg:viewBox="0 0 4330 2239" svg:d="M0 2239l3984-288c209-15 363-167 345-342l-170-1609h-4159z"><text:p/></draw:path><text:span text:style-name="MT49">Fractions</text:span><text:span text:style-name="MT50"> : </text:span><text:span text:style-name="MT51">Problèmes</text:span><text:span text:style-name="MT50"> </text:span></text:p>
      </style:header-left>
      <style:footer>
        <text:p text:style-name="MP11"><draw:frame draw:style-name="Mfr3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55" draw:name="Shape4_4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2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68" draw:name="Shape4_4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67" draw:name="Shape4_4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4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4"><draw:line text:anchor-type="paragraph" draw:z-index="270" draw:name="Shape3_9" draw:style-name="Mgr8" draw:text-style-name="MP9" svg:x1="10.37cm" svg:y1="0.365cm" svg:x2="20.496cm" svg:y2="0.36cm"><text:p/></draw:line><draw:path text:anchor-type="paragraph" draw:z-index="271" draw:name="Shape1_4" draw:style-name="Mgr7" draw:text-style-name="MP32" svg:width="4.329cm" svg:height="2.238cm" svg:x="-1.5cm" svg:y="-7.4cm" svg:viewBox="0 0 4330 2239" svg:d="M0 2239l3984-288c209-15 363-167 345-342l-170-1609h-4159z"><text:p/></draw:path><text:span text:style-name="MT53">Fractions</text:span> : <text:span text:style-name="MT53">Opérations</text:span> </text:p>
      </style:header>
      <style:header-left>
        <text:p text:style-name="MP34"><draw:path text:anchor-type="paragraph" draw:z-index="272" draw:name="Shape1_8" draw:style-name="Mgr7" draw:text-style-name="MP32" svg:width="4.329cm" svg:height="2.238cm" svg:x="-1.5cm" svg:y="-7.4cm" svg:viewBox="0 0 4330 2239" svg:d="M0 2239l3984-288c209-15 363-167 345-342l-170-1609h-4159z"><text:p/></draw:path><draw:line text:anchor-type="paragraph" draw:z-index="273" draw:name="Shape3_26" draw:style-name="Mgr8" draw:text-style-name="MP9" svg:x1="10.37cm" svg:y1="0.365cm" svg:x2="20.496cm" svg:y2="0.36cm"><text:p/></draw:line><text:span text:style-name="MT53">Fractions</text:span> : <text:span text:style-name="MT53">Opérations</text:span> </text:p>
      </style:header-left>
      <style:footer>
        <text:p text:style-name="MP11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66" draw:name="Shape4_3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2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75" draw:name="Shape4_3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74" draw:name="Shape4_3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4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36"><draw:line text:anchor-type="paragraph" draw:z-index="277" draw:name="Shape3_8" draw:style-name="Mgr8" draw:text-style-name="MP9" svg:x1="17.736cm" svg:y1="0.376cm" svg:x2="20.496cm" svg:y2="0.36cm"><text:p/></draw:line><text:span text:style-name="MT54">Fractions</text:span> : <text:span text:style-name="MT54">Fractions, décimaux et comparaison</text:span></text:p>
      </style:header>
      <style:header-left>
        <text:p text:style-name="MP36"><draw:line text:anchor-type="paragraph" draw:z-index="278" draw:name="Shape3_25" draw:style-name="Mgr8" draw:text-style-name="MP9" svg:x1="17.736cm" svg:y1="0.376cm" svg:x2="20.496cm" svg:y2="0.36cm"><text:p/></draw:line><text:span text:style-name="MT54">Fractions</text:span> : <text:span text:style-name="MT54">Fractions, décimaux et comparaison</text:span></text:p>
      </style:header-left>
      <style:footer>
        <text:p text:style-name="MP11"><draw:frame draw:style-name="Mfr3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79" draw:name="Shape4_34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2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81" draw:name="Shape4_3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80" draw:name="Shape4_3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3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38"><draw:line text:anchor-type="paragraph" draw:z-index="283" draw:name="Shape3_24" draw:style-name="Mgr8" draw:text-style-name="MP9" svg:x1="11.52cm" svg:y1="0.376cm" svg:x2="20.496cm" svg:y2="0.36cm"><text:p/></draw:line><text:span text:style-name="MT55">Fractions</text:span> : <text:span text:style-name="MT55">Droite graduée</text:span></text:p>
      </style:header>
      <style:header-left>
        <text:p text:style-name="MP38"><draw:line text:anchor-type="paragraph" draw:z-index="284" draw:name="Shape3_28" draw:style-name="Mgr8" draw:text-style-name="MP9" svg:x1="11.52cm" svg:y1="0.376cm" svg:x2="20.496cm" svg:y2="0.36cm"><text:p/></draw:line><text:span text:style-name="MT55">Fractions</text:span> : <text:span text:style-name="MT55">Droite graduée</text:span></text:p>
      </style:header-left>
      <style:footer>
        <text:p text:style-name="MP11"><draw:frame draw:style-name="Mfr3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5" draw:name="Shape4_30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2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88" draw:name="Shape4_29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87" draw:name="Shape4_3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3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0"><draw:line text:anchor-type="paragraph" draw:z-index="290" draw:name="Shape3_14" draw:style-name="Mgr8" draw:text-style-name="MP9" svg:x1="12.876cm" svg:y1="0.392cm" svg:x2="20.496cm" svg:y2="0.36cm"><text:p/></draw:line><draw:path text:anchor-type="paragraph" draw:z-index="291" draw:name="Shape1_3" draw:style-name="Mgr7" draw:text-style-name="MP32" svg:width="4.329cm" svg:height="2.238cm" svg:x="-1.8cm" svg:y="-8.982cm" svg:viewBox="0 0 4330 2239" svg:d="M0 2239l3984-288c209-15 363-167 345-342l-170-1609h-4159z"><text:p/></draw:path><text:span text:style-name="MT56">Fractions</text:span> : <text:span text:style-name="MT56">Vocabulaire et sens</text:span></text:p>
      </style:header>
      <style:header-left>
        <text:p text:style-name="MP40"><draw:line text:anchor-type="paragraph" draw:z-index="292" draw:name="Shape3_23" draw:style-name="Mgr8" draw:text-style-name="MP9" svg:x1="12.876cm" svg:y1="0.392cm" svg:x2="20.496cm" svg:y2="0.36cm"><text:p/></draw:line><draw:path text:anchor-type="paragraph" draw:z-index="293" draw:name="Shape1_7" draw:style-name="Mgr7" draw:text-style-name="MP32" svg:width="4.329cm" svg:height="2.238cm" svg:x="-1.8cm" svg:y="-8.982cm" svg:viewBox="0 0 4330 2239" svg:d="M0 2239l3984-288c209-15 363-167 345-342l-170-1609h-4159z"><text:p/></draw:path><text:span text:style-name="MT56">Fractions</text:span> : <text:span text:style-name="MT56">Vocabulaire et sens</text:span></text:p>
      </style:header-left>
      <style:footer>
        <text:p text:style-name="MP11"><draw:frame draw:style-name="Mfr3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86" draw:name="Shape4_26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2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95" draw:name="Shape4_2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94" draw:name="Shape4_2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2"><draw:path text:anchor-type="paragraph" draw:z-index="297" draw:name="Shape1_1" draw:style-name="Mgr7" draw:text-style-name="MP32" svg:width="4.329cm" svg:height="2.238cm" svg:x="-1.8cm" svg:y="-8.982cm" svg:viewBox="0 0 4330 2239" svg:d="M0 2239l3984-288c209-15 363-167 345-342l-170-1609h-4159z"><text:p/></draw:path><draw:line text:anchor-type="paragraph" draw:z-index="298" draw:name="Shape3_13" draw:style-name="Mgr8" draw:text-style-name="MP9" svg:x1="15.337cm" svg:y1="0.36cm" svg:x2="20.496cm" svg:y2="0.36cm"><text:p/></draw:line><text:span text:style-name="MT57">Fractions</text:span> : <text:span text:style-name="MT57">Représentation géométrique</text:span></text:p>
      </style:header>
      <style:header-left>
        <text:p text:style-name="MP42"><draw:line text:anchor-type="paragraph" draw:z-index="299" draw:name="Shape3_21" draw:style-name="Mgr8" draw:text-style-name="MP9" svg:x1="15.337cm" svg:y1="0.36cm" svg:x2="20.496cm" svg:y2="0.36cm"><text:p/></draw:line><draw:path text:anchor-type="paragraph" draw:z-index="300" draw:name="Shape1_13" draw:style-name="Mgr7" draw:text-style-name="MP32" svg:width="4.329cm" svg:height="2.238cm" svg:x="-1.8cm" svg:y="-8.982cm" svg:viewBox="0 0 4330 2239" svg:d="M0 2239l3984-288c209-15 363-167 345-342l-170-1609h-4159z"><text:p/></draw:path><text:span text:style-name="MT57">Fractions</text:span> : <text:span text:style-name="MT57">Représentation géométrique</text:span></text:p>
      </style:header-left>
      <style:footer>
        <text:p text:style-name="MP11"><draw:frame draw:style-name="Mfr3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52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02" draw:name="Shape4_2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01" draw:name="Shape4_2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8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4"><draw:line text:anchor-type="paragraph" draw:z-index="304" draw:name="Shape3_5" draw:style-name="Mgr8" draw:text-style-name="MP9" svg:x1="18.701cm" svg:y1="0.36cm" svg:x2="20.497cm" svg:y2="0.36cm"><text:p/></draw:line><text:span text:style-name="MT58">Nombres entiers et décimaux</text:span> : <text:span text:style-name="MT58">Comparer, encadrer</text:span></text:p>
      </style:header>
      <style:header-left>
        <text:p text:style-name="MP44"><draw:line text:anchor-type="paragraph" draw:z-index="305" draw:name="Shape3_6" draw:style-name="Mgr8" draw:text-style-name="MP9" svg:x1="18.701cm" svg:y1="0.36cm" svg:x2="20.497cm" svg:y2="0.36cm"><text:p/></draw:line><text:span text:style-name="MT58">Nombres entiers et décimaux</text:span> : <text:span text:style-name="MT58">Comparer, encadrer</text:span></text:p>
      </style:header-left>
      <style:footer>
        <text:p text:style-name="MP11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6" draw:name="Shape4_1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52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07" draw:name="Shape4_1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08" draw:name="Shape4_2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2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46"><draw:line text:anchor-type="paragraph" draw:z-index="310" draw:name="Shape3_2" draw:style-name="Mgr8" draw:text-style-name="MP9" svg:x1="16.083cm" svg:y1="0.383cm" svg:x2="20.496cm" svg:y2="0.36cm"><text:p/></draw:line>Nombres entiers et décimaux : Numération</text:p>
      </style:header>
      <style:header-left>
        <text:p text:style-name="MP46"><draw:line text:anchor-type="paragraph" draw:z-index="311" draw:name="Shape3_3" draw:style-name="Mgr9" draw:text-style-name="MP9" svg:x1="16.085cm" svg:y1="1.458cm" svg:x2="20.498cm" svg:y2="1.435cm"><text:p/></draw:line>Nombres entiers et décimaux : Numération</text:p>
      </style:header-left>
      <style:footer>
        <text:p text:style-name="MP11"><draw:g text:anchor-type="paragraph" draw:z-index="312" draw:name="Shape4_4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<text:span text:style-name="MT52">N</text:span>ombres entiers et décimaux : numération</text:p></draw:text-box></draw:frame></text:p>
      </style:footer>
      <style:footer-left>
        <text:p text:style-name="MP11"><draw:g text:anchor-type="paragraph" draw:z-index="313" draw:name="Shape4_8" draw:style-name="Mgr1"><draw:path draw:style-name="Mgr3" draw:text-style-name="MP7" svg:width="0.855cm" svg:height="1.172cm" svg:x="-0.217cm" svg:y="-0.175cm" svg:viewBox="0 0 856 1173" svg:d="M856 1173h-856v-991c0-100 79-182 175-182h505c97 0 176 82 176 182z"><text:p/></draw:path></draw:g><draw:frame draw:style-name="Mfr3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<text:span text:style-name="MT52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15" draw:name="Shape4_7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14" draw:name="Shape4_11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92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48"><draw:line text:anchor-type="paragraph" draw:z-index="317" draw:name="Shape3_15" draw:style-name="Mgr8" draw:text-style-name="MP9" svg:x1="17.597cm" svg:y1="0.383cm" svg:x2="19.595cm" svg:y2="0.383cm"><text:p/></draw:line><text:span text:style-name="MT50">Nombres entiers et décimaux : </text:span><text:span text:style-name="Character_5f_20_5f_style"><text:span text:style-name="MT59">×</text:span></text:span><text:span text:style-name="MT60"> 10, 100, 1000</text:span></text:p>
      </style:header>
      <style:header-left>
        <text:p text:style-name="MP48"><draw:line text:anchor-type="paragraph" draw:z-index="318" draw:name="Shape3_19" draw:style-name="Mgr8" draw:text-style-name="MP9" svg:x1="17.597cm" svg:y1="0.383cm" svg:x2="19.595cm" svg:y2="0.383cm"><text:p/></draw:line><text:span text:style-name="MT50">Nombres entiers et décimaux : </text:span><text:span text:style-name="Character_5f_20_5f_style"><text:span text:style-name="MT59">×</text:span></text:span><text:span text:style-name="MT60"> 10, 100, 1000</text:span></text:p>
      </style:header-left>
      <style:footer>
        <text:p text:style-name="MP11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19" draw:name="Shape4_15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32">N</text:span><text:span text:style-name="MT61">ombres entiers et décimaux : </text:span><text:span text:style-name="Character_5f_20_5f_style"><text:span text:style-name="MT59">×</text:span></text:span><text:span text:style-name="MT62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21" draw:name="Shape4_1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22" draw:name="Shape4_10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1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5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23" draw:name="Shape4_1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25" draw:name="Shape4_1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11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48"><draw:line text:anchor-type="paragraph" draw:z-index="326" draw:name="Shape3_22" draw:style-name="Mgr10" draw:text-style-name="MP9" svg:x1="16.575cm" svg:y1="0cm" svg:x2="19.073cm" svg:y2="0cm"><text:p/></draw:line><text:span text:style-name="MT50">Nombres entiers et décimaux : </text:span><text:span text:style-name="MT63">La droite graduée</text:span></text:p>
      </style:header>
      <style:header-left>
        <text:p text:style-name="MP48"><draw:line text:anchor-type="paragraph" draw:z-index="327" draw:name="Shape3_37" draw:style-name="Mgr8" draw:text-style-name="MP9" svg:x1="17.999cm" svg:y1="0.36cm" svg:x2="20.497cm" svg:y2="0.36cm"><text:p/></draw:line><text:span text:style-name="MT50">Nombres entiers et décimaux : </text:span><text:span text:style-name="MT63">La droite graduée</text:span></text:p>
      </style:header-left>
      <style:footer>
        <text:p text:style-name="MP11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28" draw:name="Shape4_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32">N</text:span><text:span text:style-name="MT61">ombres entiers et décimaux : </text:span><text:span text:style-name="MT64">la droite graduée</text:span></text:p></draw:text-box></draw:frame></text:p>
      </style:footer>
      <style:footer-left>
        <text:p text:style-name="MP11"><draw:frame draw:style-name="Mfr3" draw:name="Frame1712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324" draw:name="Shape4_1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32">N</text:span><text:span text:style-name="MT61">ombres entiers et décimaux : </text:span><text:span text:style-name="MT64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23" draw:name="Shape4_6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24" draw:name="Shape4_7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7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30">Calculer : </text:span><text:span text:style-name="MT65">Priorités opératoires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65">Priorités opératoires</text:span><text:span text:style-name="MT30"> </text:span></text:p>
      </style:header-left>
      <style:footer>
        <text:p text:style-name="MP1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1" draw:name="Shape4_67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32">calculer</text:span><text:span text:style-name="MT33"> : </text:span><text:span text:style-name="MT66">priorités opératoires</text:span></text:p></draw:text-box></draw:frame></text:p>
      </style:footer>
      <style:footer-left>
        <text:p text:style-name="MP1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alculer</text:span><text:span text:style-name="MT33"> : </text:span><text:span text:style-name="MT66">priorités opératoires</text:span></text:p></draw:text-box></draw:frame><draw:g text:anchor-type="paragraph" draw:z-index="232" draw:name="Shape4_69" draw:style-name="Mgr1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67">P</text:span>roportionnalité </text:p>
      </style:header>
      <style:header-left>
        <text:p text:style-name="_5f_Header_20_D_20_page_20_paire_20__28_G_29_"><text:span text:style-name="MT11"><text:tab/>Proportionnalité et pourcentage</text:span><text:span text:style-name="MT12"> </text:span>: <text:span text:style-name="MT11">proportionnalité</text:span> </text:p>
      </style:header-left>
      <style:footer>
        <text:p text:style-name="MP11"><draw:frame draw:style-name="Mfr3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draw:g text:anchor-type="paragraph" draw:z-index="202" draw:name="Shape4_73" draw:style-name="Mgr1"><draw:path draw:style-name="Mgr4" draw:text-style-name="MP2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03" draw:name="Shape4_88" draw:style-name="Mgr1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4"/>
      </style:header>
      <style:header-left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4"/>
      </style:header-left>
      <style:footer>
        <text:p text:style-name="MP5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Proportionnalité et pourcentages : proportionalité</text:p></draw:text-box></draw:frame><draw:g text:anchor-type="paragraph" draw:z-index="205" draw:name="Shape4_22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6" draw:name="Shape4_257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08" draw:name="Shape4_7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07" draw:name="Shape4_10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0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9" draw:name="Shape3_4" draw:style-name="Mgr5" draw:text-style-name="MP9" svg:x1="12.104cm" svg:y1="0.392cm" svg:x2="20.497cm" svg:y2="0.36cm"><text:p/></draw:line><text:span text:style-name="MT6">Périmètre</text:span> : <text:span text:style-name="MT68">Coder et calculer</text:span></text:p>
      </style:header>
      <style:header-left>
        <text:p text:style-name="_5f_Header_20_M_20_page_20_impaire_20__28_D_29_"><draw:line text:anchor-type="paragraph" draw:z-index="210" draw:name="Shape3_18" draw:style-name="Mgr5" draw:text-style-name="MP9" svg:x1="12.104cm" svg:y1="0.392cm" svg:x2="20.497cm" svg:y2="0.36cm"><text:p/></draw:line><text:span text:style-name="MT6">Périmètre</text:span> : <text:span text:style-name="MT68">Coder et calculer</text:span></text:p>
      </style:header-left>
      <style:footer>
        <text:p text:style-name="MP11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11" draw:name="Shape4_103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"><text:span text:style-name="MT1">Périmètre : </text:span><text:span text:style-name="MT69">coder et calculer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36" draw:name="Shape4_85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33" draw:name="Shape4_2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8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52"><draw:line text:anchor-type="paragraph" draw:z-index="262" draw:name="Shape3_39" draw:style-name="Mgr8" draw:text-style-name="MP9" svg:x1="10.308cm" svg:y1="0.388cm" svg:x2="20.496cm" svg:y2="0.36cm"><text:p/></draw:line><draw:path text:anchor-type="paragraph" draw:z-index="263" draw:name="Shape1_12" draw:style-name="Mgr7" draw:text-style-name="MP32" svg:width="4.329cm" svg:height="2.238cm" svg:x="-1.5cm" svg:y="-1.001cm" svg:viewBox="0 0 4330 2239" svg:d="M0 2239l3984-288c209-15 363-167 345-342l-170-1609h-4159z"><text:p/></draw:path><text:span text:style-name="MT49">Fractions</text:span><text:span text:style-name="MT50"> : </text:span><text:span text:style-name="MT51">Problèmes</text:span><text:span text:style-name="MT50"> </text:span></text:p>
      </style:header>
      <style:footer>
        <text:p text:style-name="MP11"><draw:frame draw:style-name="Mfr3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64" draw:name="Shape4_25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2">F</text:span>ractions : Problèmes</text:p></draw:text-box></draw:frame></text:p>
      </style:footer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53"><text:span text:style-name="MT70">Géométrie plane</text:span><text:span text:style-name="MT71"> : </text:span><text:span text:style-name="MT72">Parallèles, perpendiculaires,<text:line-break/> </text:span><text:span text:style-name="MT73">distances</text:span></text:p>
      </style:header>
      <style:footer>
        <text:p text:style-name="MP5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23" draw:name="Shape4_232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24" draw:name="Shape4_233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8">S</text:span>ymétrie : Propriétés</text:p>
      </style:header>
      <style:footer>
        <text:p text:style-name="MP11"><draw:frame draw:style-name="Mfr3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1" draw:name="Shape4_230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18">S</text:span>ymétrie axiale : propriétés</text:p></draw:text-box></draw:frame></text:p>
      </style:footer>
      <style:footer-left>
        <text:p text:style-name="MP5"><draw:frame draw:style-name="Mfr3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2" draw:name="Shape4_23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53"><text:span text:style-name="MT70">Géométrie plane</text:span><text:span text:style-name="MT71"> : </text:span><text:span text:style-name="MT72">Parallèles, perpendiculaires,<text:line-break/> </text:span><text:span text:style-name="MT73">distances</text:span></text:p>
      </style:header>
      <style:footer>
        <text:p text:style-name="MP5"><draw:frame draw:style-name="Mfr3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19" draw:name="Shape4_228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20" draw:name="Shape4_229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57"><text:span text:style-name="MT18">S</text:span>ymétrie axiale : pour aller plus loin</text:p>
      </style:header>
      <style:footer>
        <text:p text:style-name="MP11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7" draw:name="Shape4_49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8">S</text:span>ymétrie axiale : pour aller plus loin</text:p></draw:text-box></draw:frame></text:p>
      </style:footer>
      <style:footer-left>
        <text:p text:style-name="MP5"><draw:frame draw:style-name="Mfr3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8" draw:name="Shape4_227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1" draw:name="Shape3_1" draw:style-name="Mgr11" draw:text-style-name="MP9" svg:x1="10.893cm" svg:y1="0.403cm" svg:x2="20.503cm" svg:y2="0.327cm"><text:p/></draw:line><draw:path text:anchor-type="char" draw:z-index="12" draw:name="Shape1_2" draw:style-name="Mgr12" draw:text-style-name="MP59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5" draw:name="Shape1_9" draw:style-name="Mgr12" draw:text-style-name="MP59" svg:width="4.329cm" svg:height="2.24cm" svg:x="-1.499cm" svg:y="-0.991cm" svg:viewBox="0 0 4330 2241" svg:d="M0 2241l3984-288c209-15 363-168 345-342l-170-1611h-4159z"><text:p/></draw:path>Résoudre des problèmes<draw:line text:anchor-type="char" draw:z-index="14" draw:name="Shape3_38" draw:style-name="Mgr11" draw:text-style-name="MP9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3" draw:name="Shape4_56" draw:style-name="Mgr1"><draw:path draw:style-name="Mgr13" draw:text-style-name="MP6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Résoudre des problèmes</text:p></draw:text-box></draw:frame><draw:g text:anchor-type="paragraph" draw:z-index="16" draw:name="Shape4_264" draw:style-name="Mgr1"><draw:path draw:style-name="Mgr13" draw:text-style-name="MP60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75">Symétrie axiale</text:span><text:span text:style-name="MT40"> : </text:span><text:span text:style-name="MT76">Axes de symétrie de figures</text:span></text:p>
      </style:header>
      <style:header-left>
        <text:p text:style-name="MP61"><text:span text:style-name="MT75">Symétrie axiale</text:span><text:span text:style-name="MT40"> : </text:span><text:span text:style-name="MT76">Axes de symétrie de figures</text:span></text:p>
      </style:header-left>
      <style:footer>
        <text:p text:style-name="MP11"><draw:frame draw:style-name="Mfr3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5" draw:name="Shape4_234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18">S</text:span>ymétrie axiale : axes de symétrie de figures</text:p></draw:text-box></draw:frame></text:p>
      </style:footer>
      <style:footer-left>
        <text:p text:style-name="MP5"><draw:frame draw:style-name="Mfr3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6" draw:name="Shape4_235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53"><text:span text:style-name="MT70">Géométrie plane</text:span><text:span text:style-name="MT71"> : </text:span><text:span text:style-name="MT72">Parallèles, perpendiculaires,<text:line-break/> </text:span><text:span text:style-name="MT73">distances</text:span></text:p>
      </style:header>
      <style:header-left>
        <text:p text:style-name="MP53"><text:span text:style-name="MT70">Géométrie plane</text:span><text:span text:style-name="MT71"> : </text:span><text:span text:style-name="MT72">Parallèles, perpendiculaires,<text:line-break/> </text:span><text:span text:style-name="MT73">distances</text:span></text:p>
      </style:header-left>
      <style:footer>
        <text:p text:style-name="MP5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27" draw:name="Shape4_236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28" draw:name="Shape4_237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8">S</text:span><text:span text:style-name="MT40">ymétrie axiale : Constructions</text:span></text:p>
      </style:header>
      <style:footer>
        <text:p text:style-name="MP11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29" draw:name="Shape4_238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63" text:outline-level="1"><text:span text:style-name="MT18">S</text:span>ymétrie axiale : Constructions</text:h></draw:text-box></draw:frame></text:p>
      </style:footer>
      <style:footer-left>
        <text:p text:style-name="MP5"><draw:frame draw:style-name="Mfr3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30" draw:name="Shape4_239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3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31" draw:name="Shape4_226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4">Symétrie axiale : constructions</text:p></draw:text-box></draw:frame><draw:g text:anchor-type="paragraph" draw:z-index="32" draw:name="Shape4_240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77">Symétrie axiale</text:span><text:span text:style-name="MT40"> : </text:span><text:span text:style-name="MT77">Médiatrice d’un segment</text:span></text:p>
      </style:header>
      <style:footer>
        <text:p text:style-name="MP11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33" draw:name="Shape4_24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8">S</text:span><text:span text:style-name="MT79">ymétrie axiale : </text:span><text:span text:style-name="MT80">Médiatrice d’un segment</text:span></text:h></draw:text-box></draw:frame></text:p>
      </style:footer>
      <style:footer-left>
        <text:p text:style-name="MP5"><draw:frame draw:style-name="Mfr3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4" draw:name="Shape4_242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78">S</text:span><text:span text:style-name="MT79">ymétrie axiale : </text:span><text:span text:style-name="MT80">Médiatrice d’un segment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53"><text:span text:style-name="MT70">Géométrie plane</text:span><text:span text:style-name="MT71"> : </text:span><text:span text:style-name="MT72">Parallèles, perpendiculaires,<text:line-break/> </text:span><text:span text:style-name="MT73">distances</text:span></text:p>
      </style:header>
      <style:footer>
        <text:p text:style-name="MP5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35" draw:name="Shape4_243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36" draw:name="Shape4_244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77">Symétrie axiale</text:span><text:span text:style-name="MT40"> : </text:span><text:span text:style-name="MT81">Reconnaissance et axes</text:span></text:p>
      </style:header>
      <style:footer>
        <text:p text:style-name="MP11"><draw:frame draw:style-name="Mfr3" draw:name="Frame81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7" draw:name="Shape4_245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8">S</text:span>ymétrie axiale : reconnaissance et axes</text:h></draw:text-box></draw:frame></text:p>
      </style:footer>
      <style:footer-left>
        <text:p text:style-name="MP5"><draw:frame draw:style-name="Mfr3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38" draw:name="Shape4_246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53"><text:span text:style-name="MT70">Géométrie plane</text:span><text:span text:style-name="MT71"> : </text:span><text:span text:style-name="MT72">Parallèles, perpendiculaires,<text:line-break/> </text:span><text:span text:style-name="MT73">distances</text:span></text:p>
      </style:header>
      <style:footer>
        <text:p text:style-name="MP5"><draw:frame draw:style-name="Mfr3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39" draw:name="Shape4_247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40" draw:name="Shape4_248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71">S</text:span><text:span text:style-name="MT82">olides</text:span> : <text:span text:style-name="MT71">Vocabulaire, nature</text:span></text:p>
      </style:header>
      <style:header-left>
        <text:p text:style-name="_5f_Header_20_G_20_page_20_impaire_20__28_D_29_"><text:span text:style-name="MT71">S</text:span><text:span text:style-name="MT82">olides</text:span> : <text:span text:style-name="MT71">Vocabulaire, nature</text:span></text:p>
      </style:header-left>
      <style:footer>
        <text:p text:style-name="MP5"><draw:frame draw:style-name="Mfr3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41" draw:name="Shape4_249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42" draw:name="Shape4_250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83">S</text:span>olides : <text:span text:style-name="MT84">Patrons</text:span></text:p>
      </style:header>
      <style:header-left>
        <text:p text:style-name="_5f_Header_20_G_20_page_20_impaire_20__28_D_29_"><text:span text:style-name="MT83">S</text:span>olides : <text:span text:style-name="MT84">Patrons</text:span></text:p>
      </style:header-left>
      <style:footer>
        <text:p text:style-name="MP5"><draw:frame draw:style-name="Mfr3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3" draw:name="Shape4_222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85">solides : </text:span><text:span text:style-name="MT86">Patrons</text:span></text:h></draw:text-box></draw:frame></text:p>
      </style:footer>
      <style:footer-left>
        <text:p text:style-name="MP5"><draw:frame draw:style-name="Mfr3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4" draw:name="Shape4_25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5">solides : </text:span><text:span text:style-name="MT86">Patrons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71">Solides : </text:span><text:span text:style-name="MT87">Patrons</text:span></text:p>
      </style:header>
      <style:header-left>
        <text:p text:style-name="_5f_Header_20_G_20_page_20_paire_20__28_G_29_"><text:span text:style-name="MT71">Solides : </text:span><text:span text:style-name="MT87">Patrons</text:span></text:p>
      </style:header-left>
      <style:footer>
        <text:h text:style-name="_5f_Footer_20_page_20_impaire_20__28_D_29_" text:outline-level="1"><draw:frame draw:style-name="Mfr3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<text:span text:style-name="MT88">patrons</text:span></text:p></draw:text-box></draw:frame><draw:g text:anchor-type="paragraph" draw:z-index="45" draw:name="Shape4_223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3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88">patrons</text:span></text:h></draw:text-box></draw:frame><draw:g text:anchor-type="paragraph" draw:z-index="46" draw:name="Shape4_252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83">S</text:span>olides : <text:span text:style-name="MT89">Perspective cavalière</text:span></text:p>
      </style:header>
      <style:header-left>
        <text:p text:style-name="_5f_Header_20_G_20_page_20_impaire_20__28_D_29_"><text:span text:style-name="MT83">S</text:span>olides : <text:span text:style-name="MT89">Perspective cavalière</text:span></text:p>
      </style:header-left>
      <style:footer>
        <text:p text:style-name="MP5"><draw:frame draw:style-name="Mfr3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7" draw:name="Shape4_224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85">solides : </text:span><text:span text:style-name="MT90">perspective cavalière</text:span></text:h></draw:text-box></draw:frame></text:p>
      </style:footer>
      <style:footer-left>
        <text:p text:style-name="MP5"><draw:frame draw:style-name="Mfr3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48" draw:name="Shape4_253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5">solides : </text:span><text:span text:style-name="MT90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7"><text:span text:style-name="MT71">S</text:span><text:span text:style-name="MT82">olides</text:span> : <text:span text:style-name="MT71">Vocabulaire, nature</text:span></text:p>
      </style:header>
      <style:header-left>
        <text:p text:style-name="MP67"><text:span text:style-name="MT71">S</text:span><text:span text:style-name="MT82">olides</text:span> : <text:span text:style-name="MT71">Vocabulaire, nature</text:span></text:p>
      </style:header-left>
      <style:footer>
        <text:p text:style-name="MP5"><draw:frame draw:style-name="Mfr3" draw:name="Frame340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49" draw:name="Shape4_225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50" draw:name="Shape4_254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83">S</text:span>olides : <text:span text:style-name="MT83">Vocabulaire, nature</text:span></text:p>
      </style:header>
      <style:header-left>
        <text:p text:style-name="_5f_Header_20_G_20_page_20_impaire_20__28_D_29_"><text:span text:style-name="MT83">S</text:span>olides : <text:span text:style-name="MT83">Vocabulaire, nature</text:span></text:p>
      </style:header-left>
      <style:footer>
        <text:h text:style-name="_5f_Footer_20_page_20_impaire_20__28_D_29_" text:outline-level="1"><draw:frame draw:style-name="Mfr3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1" draw:name="Shape4_255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solides : Vocabulaire, NatuRE</text:p></draw:text-box></draw:frame></text:h>
      </style:footer>
      <style:footer-left>
        <text:p text:style-name="MP5"><draw:frame draw:style-name="Mfr3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solides : Vocabulaire, NatuRE</text:p></draw:text-box></draw:frame><draw:g text:anchor-type="paragraph" draw:z-index="52" draw:name="Shape4_256" draw:style-name="Mgr1"><draw:path draw:style-name="Mgr6" draw:text-style-name="MP1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91">Constructions géométriques : </text:span><text:span text:style-name="MT92">Rédiger</text:span></text:p>
      </style:header>
      <style:header-left>
        <text:p text:style-name="_5f_Header_20_G_20_page_20_paire_20__28_G_29_"><text:span text:style-name="MT91">Constructions géométriques : </text:span><text:span text:style-name="MT92">Rédiger</text:span></text:p>
      </style:header-left>
      <style:footer>
        <text:p text:style-name="MP5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3" draw:name="Shape4_22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93">CONSTRUCTIONS Géométriques : </text:span><text:span text:style-name="MT94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70"><text:span text:style-name="MT95">Constructions géométriques : </text:span><text:span text:style-name="MT96">Reproduire</text:span></text:p>
      </style:header>
      <style:footer>
        <text:p text:style-name="MP5"><draw:frame draw:style-name="Mfr3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4" draw:name="Shape10_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93">CONSTRUCTIONS Géométriques : <text:s/></text:span><text:span text:style-name="MT97">REPRODUIRE</text:span></text:p></draw:text-box></draw:frame></text:p>
      </style:footer>
      <style:footer-left>
        <text:p text:style-name="MP5"><draw:frame draw:style-name="Mfr3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2"><draw:g text:anchor-type="paragraph" draw:z-index="55" draw:name="Shape10_3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93">CONSTRUCTIONS Géométriques : <text:s/></text:span><text:span text:style-name="MT9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91">Constructions géométriques : </text:span><text:span text:style-name="MT98">Reproduire</text:span></text:p>
      </style:header>
      <style:header-left>
        <text:p text:style-name="_5f_Header_20_G_20_page_20_paire_20__28_G_29_"><text:span text:style-name="MT91">Constructions géométriques : </text:span><text:span text:style-name="MT98">Reproduire</text:span></text:p>
      </style:header-left>
      <style:footer>
        <text:p text:style-name="MP5"><draw:frame draw:style-name="Mfr3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6" draw:name="Shape4_220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93">CONSTRUCTIONS Géométriques : </text:span><text:span text:style-name="MT97">REPRODUIRE</text:span></text:p></draw:text-box></draw:frame></text:p>
      </style:footer>
      <style:footer-left>
        <text:p text:style-name="MP5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7" draw:name="Shape4_219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93">CONSTRUCTIONS Géométriques : <text:s/></text:span><text:span text:style-name="MT97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95">Constructions géométriques : </text:span><text:span text:style-name="MT96">Reproduire</text:span></text:p>
      </style:header>
      <style:header-left>
        <text:p text:style-name="MP72"><text:span text:style-name="MT95">Constructions géométriques : </text:span><text:span text:style-name="MT96">Reproduire</text:span></text:p>
      </style:header-left>
      <style:footer>
        <text:p text:style-name="MP5"><draw:frame draw:style-name="Mfr3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8" draw:name="Shape4_218" draw:style-name="Mgr1"><draw:path draw:style-name="Mgr6" draw:text-style-name="MP1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93">CONSTRUCTIONS Géométriques : <text:s/></text:span><text:span text:style-name="MT97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3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59" draw:name="Shape4_215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74"><draw:line text:anchor-type="paragraph" draw:z-index="60" draw:name="Shape9_1" draw:style-name="Mgr14" draw:text-style-name="MP9" svg:x1="11.559cm" svg:y1="0.36cm" svg:x2="20.5cm" svg:y2="0.36cm"><text:p/></draw:line><draw:frame text:anchor-type="paragraph" draw:z-index="61" draw:name="Shape8_6" draw:style-name="Mgr15" draw:text-style-name="MP75" svg:width="2.703cm" svg:height="0.715cm" draw:transform="rotate (0.0872664625997165) translate (-0.172861111111111cm 0.218722222222222cm)"><draw:text-box><text:p text:style-name="MP9"><text:span text:style-name="MT99">Série 1</text:span></text:p></draw:text-box></draw:frame><draw:path text:anchor-type="paragraph" draw:z-index="62" draw:name="Shape7_1" draw:style-name="Mgr16" draw:text-style-name="MP76" svg:width="4.329cm" svg:height="2.24cm" svg:x="-1.499cm" svg:y="-1cm" svg:viewBox="0 0 4330 2241" svg:d="M0 2241l3984-288c209-15 363-168 345-342l-170-1611h-4159z"><text:p/></draw:path>T<text:span text:style-name="MT100">itre de la série</text:span></text:p>
      </style:header>
      <style:footer>
        <text:p text:style-name="MP5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3" draw:name="Shape10_4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Éléments de géométrie</text:span> • <text:span text:style-name="MT101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78">Géométrie de base, partie 1: nommer, mesurer</text:p>
      </style:header>
      <style:header-left>
        <text:p text:style-name="_5f_Header_20_G_20_page_20_impaire_20__28_D_29_">Géométrie plane : Vocabulaire</text:p>
        <text:p text:style-name="MP79">Géométrie de base, partie 1: nommer, mesurer</text:p>
      </style:header-left>
      <style:footer>
        <text:p text:style-name="MP5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4" draw:name="Shape4_208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97">G</text:span><text:span text:style-name="MT102">éométrie </text:span><text:span text:style-name="MT103">plane </text:span><text:span text:style-name="MT102">: </text:span><text:span text:style-name="MT103">vocabulaire</text:span></text:h></draw:text-box></draw:frame></text:p>
      </style:footer>
      <style:footer-left>
        <text:p text:style-name="MP5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5" draw:name="Shape4_207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97">G</text:span><text:span text:style-name="MT102">éométrie </text:span><text:span text:style-name="MT104">plane</text:span><text:span text:style-name="MT102"> : </text:span><text:span text:style-name="MT10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70"><text:span text:style-name="MT95">Constructions géométriques : </text:span><text:span text:style-name="MT96">Reproduire</text:span></text:p>
      </style:header>
      <style:header-left>
        <text:p text:style-name="MP70"><text:span text:style-name="MT95">Constructions géométriques : </text:span><text:span text:style-name="MT96">Reproduire</text:span></text:p>
      </style:header-left>
      <style:footer>
        <text:p text:style-name="MP5"><draw:frame draw:style-name="Mfr3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6" draw:name="Shape10_0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93">CONSTRUCTIONS Géométriques : <text:s/></text:span><text:span text:style-name="MT97">REPRODUIRE</text:span></text:p></draw:text-box></draw:frame></text:p>
      </style:footer>
      <style:footer-left>
        <text:p text:style-name="MP5"><draw:frame draw:style-name="Mfr3" draw:name="Frame360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draw:g text:anchor-type="paragraph" draw:z-index="67" draw:name="Shape10_2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93">CONSTRUCTIONS Géométriques : <text:s/></text:span><text:span text:style-name="MT97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81"><text:span text:style-name="MT105"><text:s text:c="15"/>A</text:span>ires : Calculer une aire</text:p>
      </style:header>
      <style:footer>
        <text:p text:style-name="MP11"><draw:frame draw:style-name="Mfr3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68" draw:name="Shape4_161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69" draw:name="Shape4_159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70" draw:name="Shape4_1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1" draw:name="Shape4_15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06">Aires </text:span>: <text:span text:style-name="MT106">problèmes <text:s text:c="4"/></text:span></text:h>
      </style:footer>
      <style:footer-left>
        <text:p text:style-name="MP83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84"><text:span text:style-name="MT105"><text:s text:c="15"/>A</text:span>ires : Aire et unité</text:p>
      </style:header>
      <style:header-left>
        <text:p text:style-name="MP84"><text:span text:style-name="MT105"><text:s text:c="15"/>A</text:span>ires : Aire et unité</text:p>
      </style:header-left>
      <style:footer>
        <text:p text:style-name="MP11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37" draw:name="Shape4_157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38" draw:name="Shape4_10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39" draw:name="Shape4_15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15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86"><text:span text:style-name="MT107">Conversions d’unités : </text:span><text:span text:style-name="MT108">Problèmes</text:span></text:p>
      </style:header>
      <style:header-left>
        <text:p text:style-name="MP86"><text:span text:style-name="MT107">Conversions d’unités : </text:span><text:span text:style-name="MT108">Problèmes</text:span></text:p>
      </style:header-left>
      <style:footer>
        <text:p text:style-name="MP11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10">problèmes</text:span></text:p></draw:text-box></draw:frame><draw:g text:anchor-type="paragraph" draw:z-index="141" draw:name="Shape4_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7"><text:span text:style-name="MT111">Conversions d’unités : </text:span><text:span text:style-name="MT110">problèmes</text:span></text:p></draw:text-box></draw:frame><draw:g text:anchor-type="paragraph" draw:z-index="142" draw:name="Shape4_142" draw:style-name="Mgr1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12">Conversions d’unités : </text:span><text:span text:style-name="MT108">Problèmes</text:span></text:p>
      </style:header>
      <style:header-left>
        <text:p text:style-name="_5f_Header_20_N_20_page_20_paire_20__28_G_29_"><text:s/><text:span text:style-name="MT112">Conversions d’unités : </text:span><text:span text:style-name="MT108">Problèmes</text:span></text:p>
      </style:header-left>
      <style:footer>
        <text:p text:style-name="MP5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10">problèmes</text:span></text:p></draw:text-box></draw:frame><draw:g text:anchor-type="paragraph" draw:z-index="143" draw:name="Shape4_14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13">Conversions d’unités </text:span><text:span text:style-name="MT5">: </text:span><text:span text:style-name="MT113">problèmes</text:span></text:p></draw:text-box></draw:frame><draw:g text:anchor-type="paragraph" draw:z-index="144" draw:name="Shape4_63" draw:style-name="Mgr1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7">Conversions d’unités : </text:span><text:span text:style-name="MT114">Aires</text:span></text:p>
      </style:header>
      <style:header-left>
        <text:p text:style-name="_5f_Header_20_N_20_page_20_paire_20__28_G_29_"><text:span text:style-name="MT107">Conversions d’unités : </text:span><text:span text:style-name="MT114">Aires</text:span></text:p>
      </style:header-left>
      <style:footer>
        <text:p text:style-name="MP11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09">Conversions d’unités : </text:span><text:span text:style-name="MT115">Aires</text:span></text:h></draw:text-box></draw:frame><draw:g text:anchor-type="paragraph" draw:z-index="145" draw:name="Shape4_14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12">Conversions d’unités : </text:span><text:span text:style-name="MT114">Aires</text:span></text:p>
      </style:header>
      <style:header-left>
        <text:p text:style-name="Header"><text:s/><text:span text:style-name="MT112">Conversions d’unités : </text:span><text:span text:style-name="MT114">Aires</text:span></text:p>
      </style:header-left>
      <style:footer>
        <text:p text:style-name="MP5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15">aires</text:span></text:p></draw:text-box></draw:frame><draw:g text:anchor-type="paragraph" draw:z-index="146" draw:name="Shape4_5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47" draw:name="Shape4_15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7">Conversions d’unités : </text:span><text:span text:style-name="MT116">Vitesse</text:span></text:p>
      </style:header>
      <style:header-left>
        <text:p text:style-name="_5f_Header_20_N_20_page_20_impaire_20__28_D_29_"><text:span text:style-name="MT107">Conversions d’unités : </text:span><text:span text:style-name="MT116">Vitesse</text:span></text:p>
      </style:header-left>
      <style:footer>
        <text:p text:style-name="MP11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17">vitesse</text:span><text:span text:style-name="MT5"> </text:span></text:p></draw:text-box></draw:frame><draw:g text:anchor-type="paragraph" draw:z-index="149" draw:name="Shape4_14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50" draw:name="Shape4_4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11">Conversions d’unités : </text:span><text:span text:style-name="MT117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12">Conversions d’unités : </text:span><text:span text:style-name="MT118">Temps et durées</text:span></text:p>
      </style:header>
      <style:header-left>
        <text:p text:style-name="_5f_Header_20_N_20_page_20_impaire_20__28_D_29_"><text:s/><text:span text:style-name="MT112">Conversions d’unités : </text:span><text:span text:style-name="MT118">Temps et durées</text:span></text:p>
      </style:header-left>
      <style:footer>
        <text:p text:style-name="MP5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19">Temps et </text:span><text:span text:style-name="MT120">Durée</text:span><text:span text:style-name="MT5"> </text:span></text:p></draw:text-box></draw:frame><draw:g text:anchor-type="paragraph" draw:z-index="151" draw:name="Shape4_13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52" draw:name="Shape4_14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4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7">Conversions d’unités : </text:span><text:span text:style-name="MT121">Temps et d</text:span><text:span text:style-name="MT122">urées</text:span></text:p>
      </style:header>
      <style:header-left>
        <text:p text:style-name="_5f_Header_20_N_20_page_20_impaire_20__28_D_29_"><text:span text:style-name="MT107">Conversions d’unités : </text:span><text:span text:style-name="MT121">Temps et d</text:span><text:span text:style-name="MT122">urées</text:span></text:p>
      </style:header-left>
      <style:footer>
        <text:p text:style-name="MP11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23">temps et </text:span><text:span text:style-name="MT124">durées</text:span><text:span text:style-name="MT5"> </text:span></text:p></draw:text-box></draw:frame><draw:g text:anchor-type="paragraph" draw:z-index="154" draw:name="Shape4_13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5" draw:name="Shape4_141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11">Conversions d’unités : </text:span><text:span text:style-name="MT123">temps et </text:span><text:span text:style-name="MT124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12">Conversions d’unités : </text:span><text:span text:style-name="MT121">Temps et d</text:span><text:span text:style-name="MT122">urées</text:span></text:p>
      </style:header>
      <style:header-left>
        <text:p text:style-name="Header"><text:s/><text:span text:style-name="MT112">Conversions d’unités : </text:span><text:span text:style-name="MT121">Temps et d</text:span><text:span text:style-name="MT122">urées</text:span></text:p>
      </style:header-left>
      <style:footer>
        <text:p text:style-name="MP5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23">temps et </text:span><text:span text:style-name="MT124">durées</text:span><text:span text:style-name="MT5"> </text:span></text:p></draw:text-box></draw:frame><draw:g text:anchor-type="paragraph" draw:z-index="156" draw:name="Shape4_13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57" draw:name="Shape4_13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7">Conversions d’unités : </text:span><text:span text:style-name="MT125">Capacités</text:span></text:p>
      </style:header>
      <style:header-left>
        <text:p text:style-name="_5f_Header_20_N_20_page_20_impaire_20__28_D_29_"><text:span text:style-name="MT107">Conversions d’unités : </text:span><text:span text:style-name="MT125">Capacités</text:span></text:p>
      </style:header-left>
      <style:footer>
        <text:p text:style-name="MP11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26">Capacités</text:span><text:span text:style-name="MT5"> </text:span></text:p></draw:text-box></draw:frame><draw:g text:anchor-type="paragraph" draw:z-index="159" draw:name="Shape4_14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12">Conversions d’unités : </text:span><text:span text:style-name="MT125">Capacités</text:span></text:p>
      </style:header>
      <style:header-left>
        <text:p text:style-name="Header"><text:s/><text:span text:style-name="MT112">Conversions d’unités : </text:span><text:span text:style-name="MT125">Capacités</text:span></text:p>
      </style:header-left>
      <style:footer>
        <text:p text:style-name="MP5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27">capacités</text:span><text:span text:style-name="MT5"> </text:span></text:p></draw:text-box></draw:frame><draw:g text:anchor-type="paragraph" draw:z-index="160" draw:name="Shape4_13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61" draw:name="Shape4_13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3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128"><text:s/></text:span><text:span text:style-name="MT112">Conversions d’unités : </text:span><text:span text:style-name="MT128">masses</text:span></text:p>
      </style:header>
      <style:header-left>
        <text:p text:style-name="_5f_Header_20_N_20_page_20_impaire_20__28_D_29_"><text:span text:style-name="MT128"><text:s/></text:span><text:span text:style-name="MT112">Conversions d’unités : </text:span><text:span text:style-name="MT128">masses</text:span></text:p>
      </style:header-left>
      <style:footer>
        <text:p text:style-name="MP88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29">Masses</text:span><text:span text:style-name="MT5"> </text:span></text:p></draw:text-box></draw:frame><draw:g text:anchor-type="paragraph" draw:z-index="163" draw:name="Shape4_12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4" draw:name="Shape4_12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5" draw:name="Shape4_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11">Conversions d’unités : </text:span><text:span text:style-name="MT130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12">Conversions d’unités : </text:span><text:span text:style-name="MT128">masses</text:span></text:p>
      </style:header>
      <style:header-left>
        <text:p text:style-name="_5f_Header_20_N_20_page_20_impaire_20__28_D_29_"><text:s/><text:span text:style-name="MT112">Conversions d’unités : </text:span><text:span text:style-name="MT128">masses</text:span></text:p>
      </style:header-left>
      <style:footer>
        <text:p text:style-name="MP5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31">masses</text:span><text:span text:style-name="MT5"> </text:span></text:p></draw:text-box></draw:frame><draw:g text:anchor-type="paragraph" draw:z-index="166" draw:name="Shape4_12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67" draw:name="Shape4_12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3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12">Conversions d’unités : longueurs</text:span></text:p>
      </style:header>
      <style:header-left>
        <text:p text:style-name="_5f_Header_20_N_20_page_20_impaire_20__28_D_29_"><text:s/><text:span text:style-name="MT112">Conversions d’unités : longueurs</text:span></text:p>
      </style:header-left>
      <style:footer>
        <text:p text:style-name="MP5"><draw:frame draw:style-name="Mfr3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longueurs</text:span><text:span text:style-name="MT5"> </text:span></text:p></draw:text-box></draw:frame><draw:g text:anchor-type="paragraph" draw:z-index="169" draw:name="Shape4_8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70" draw:name="Shape4_12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2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1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9">Conversions d’unités : longueurs</text:p></draw:text-box></draw:frame><draw:g text:anchor-type="paragraph" draw:z-index="172" draw:name="Shape4_12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73" draw:name="Shape4_13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Conversions d’unités : longueurs</text:p></draw:text-box></draw:frame><draw:g text:anchor-type="paragraph" draw:z-index="174" draw:name="Shape4_177" draw:style-name="Mgr1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91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92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5" draw:name="Shape4_145" draw:style-name="Mgr1"><draw:path draw:style-name="Mgr3" draw:text-style-name="MP7" svg:width="0.855cm" svg:height="1.172cm" svg:x="18.451cm" svg:y="-0.104cm" svg:viewBox="0 0 856 1173" svg:d="M856 1173h-856v-991c0-100 79-182 175-182h505c97 0 176 82 176 182z"><text:p/></draw:path></draw:g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9">Conversions d’unités : </text:span><text:span text:style-name="MT132">Volume</text:span><text:span text:style-name="MT5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72" draw:name="Shape4_16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73" draw:name="Shape4_16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16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3"><text:span text:style-name="MT105"><text:s text:c="15"/>A</text:span>ires : Aire par comptage</text:p>
      </style:header>
      <style:footer>
        <text:p text:style-name="MP11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5" draw:name="Shape4_165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"><text:span text:style-name="MT133">Aires</text:span><text:span text:style-name="MT1"> <text:s/>: </text:span><text:span text:style-name="MT133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4"><text:span text:style-name="MT37">Géométrie plane</text:span> : <text:span text:style-name="MT134">D</text:span><text:span text:style-name="MT37">roites, </text:span><text:span text:style-name="MT135">demi-droites </text:span><text:span text:style-name="MT136">&amp; </text:span><text:span text:style-name="MT135">segments</text:span></text:p>
      </style:header>
      <style:footer>
        <text:p text:style-name="MP5"><draw:frame draw:style-name="Mfr3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76" draw:name="Shape4_198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78">Géométrie plane : </text:span><text:span text:style-name="MT41">droites, </text:span><text:span text:style-name="MT137">DEMI-droites et segments</text:span></text:p></draw:text-box></draw:frame></text:p>
      </style:footer>
      <style:footer-left>
        <text:p text:style-name="MP5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7" draw:name="Shape4_199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droites, </text:span><text:span text:style-name="MT13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7"><text:span text:style-name="MT71">S</text:span><text:span text:style-name="MT82">olides</text:span> : <text:span text:style-name="MT71">Vocabulaire, nature</text:span></text:p>
      </style:header>
      <style:footer>
        <text:p text:style-name="MP5"><draw:frame draw:style-name="Mfr3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78" draw:name="Shape4_196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79" draw:name="Shape4_197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38">Volumes : </text:span><text:span text:style-name="MT139">Calculs et conversions</text:span></text:p>
      </style:header>
      <style:header-left>
        <text:p text:style-name="_5f_Header_20_M_20_page_20_paire_20__28_G_29_"><text:span text:style-name="MT138">Volumes : </text:span><text:span text:style-name="MT139">Calculs et conversions</text:span></text:p>
      </style:header-left>
      <style:footer>
        <text:list xml:id="list2009062162" text:style-name="_5f_Numérotation_20_des_20_exercices">
          <text:list-item>
            <text:list>
              <text:list-item>
                <text:p text:style-name="MP96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/><text:span text:style-name="MT140">Volumes : </text:span><text:span text:style-name="MT141">Calculs et conversions</text:span> </text:p></draw:text-box></draw:frame><draw:g text:anchor-type="paragraph" draw:z-index="80" draw:name="Shape4_174" draw:style-name="Mgr1"><draw:path draw:style-name="Mgr2" draw:text-style-name="MP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40255513298693" text:continue-numbering="true" text:style-name="_5f_Numérotation_20_des_20_exercices">
          <text:list-item>
            <text:list>
              <text:list-item>
                <text:p text:style-name="MP96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/><text:span text:style-name="MT140">Volumes : </text:span><text:span text:style-name="MT141">Calculs et conversions</text:span> </text:p></draw:text-box></draw:frame><draw:g text:anchor-type="paragraph" draw:z-index="81" draw:name="Shape4_175" draw:style-name="Mgr1"><draw:path draw:style-name="Mgr2" draw:text-style-name="MP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98"><draw:path text:anchor-type="paragraph" draw:z-index="82" draw:name="Shape5_3" draw:style-name="Mgr17" draw:text-style-name="MP99" svg:width="4.329cm" svg:height="2.24cm" svg:x="-1.499cm" svg:y="-1cm" svg:viewBox="0 0 4330 2241" svg:d="M0 2241l3984-288c209-15 363-168 345-342l-170-1611h-4159z"><text:p/></draw:path><draw:frame text:anchor-type="paragraph" draw:z-index="83" draw:name="Shape6_3" draw:style-name="Mgr15" draw:text-style-name="MP75" svg:width="2.703cm" svg:height="0.715cm" draw:transform="rotate (0.0872664625997165) translate (-0.172861111111111cm 0.218722222222222cm)"><draw:text-box><text:p text:style-name="MP9"><text:span text:style-name="MT99">Série 1</text:span></text:p></draw:text-box></draw:frame><draw:line text:anchor-type="paragraph" draw:z-index="84" draw:name="Shape7_6" draw:style-name="Mgr5" draw:text-style-name="MP9" svg:x1="9.042cm" svg:y1="0.36cm" svg:x2="20.461cm" svg:y2="0.36cm"><text:p/></draw:line>T<text:span text:style-name="MT142">itre de la série</text:span></text:p>
      </style:header>
      <style:header-left>
        <text:p text:style-name="MP98"><draw:path text:anchor-type="paragraph" draw:z-index="86" draw:name="Shape5_4" draw:style-name="Mgr17" draw:text-style-name="MP99" svg:width="4.329cm" svg:height="2.24cm" svg:x="-1.499cm" svg:y="-1cm" svg:viewBox="0 0 4330 2241" svg:d="M0 2241l3984-288c209-15 363-168 345-342l-170-1611h-4159z"><text:p/></draw:path><draw:frame text:anchor-type="paragraph" draw:z-index="87" draw:name="Shape6_4" draw:style-name="Mgr15" draw:text-style-name="MP75" svg:width="2.703cm" svg:height="0.715cm" draw:transform="rotate (0.0872664625997165) translate (-0.172861111111111cm 0.218722222222222cm)"><draw:text-box><text:p text:style-name="MP9"><text:span text:style-name="MT99">Série 1</text:span></text:p></draw:text-box></draw:frame><draw:line text:anchor-type="paragraph" draw:z-index="88" draw:name="Shape7_3" draw:style-name="Mgr5" draw:text-style-name="MP9" svg:x1="9.042cm" svg:y1="0.36cm" svg:x2="20.461cm" svg:y2="0.36cm"><text:p/></draw:line>T<text:span text:style-name="MT142">itre de la série</text:span></text:p>
      </style:header-left>
      <style:footer>
        <text:p text:style-name="MP5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5" draw:name="Shape8_4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43">Angles</text:span> • <text:span text:style-name="MT143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100"><text:span text:style-name="MT105"><text:s text:c="15"/>A</text:span>ires : Aires de disques</text:p>
      </style:header>
      <style:footer>
        <text:p text:style-name="MP11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89" draw:name="Shape4_173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90" draw:name="Shape4_17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91" draw:name="Shape4_17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7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93" draw:name="Shape4_16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94" draw:name="Shape4_16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6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102"><text:span text:style-name="MT6"><text:s text:c="15"/>A</text:span><text:span text:style-name="MT144">ires : Problèmes d’aires</text:span></text:p>
      </style:header>
      <style:footer>
        <text:p text:style-name="MP11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6" draw:name="Shape4_169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97" draw:name="Shape4_18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98" draw:name="Shape4_18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9" draw:name="Shape4_18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104"><text:span text:style-name="MT105"><text:s text:c="15"/>A</text:span>ires : Aires de triangles</text:p>
      </style:header>
      <style:footer>
        <text:p text:style-name="MP11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0" draw:name="Shape4_178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98"><draw:line text:anchor-type="paragraph" draw:z-index="101" draw:name="Shape7_8" draw:style-name="Mgr5" draw:text-style-name="MP9" svg:x1="9.042cm" svg:y1="0.36cm" svg:x2="20.461cm" svg:y2="0.36cm"><text:p/></draw:line><draw:path text:anchor-type="paragraph" draw:z-index="102" draw:name="Shape5_1" draw:style-name="Mgr17" draw:text-style-name="MP99" svg:width="4.329cm" svg:height="2.24cm" svg:x="-1.499cm" svg:y="-1cm" svg:viewBox="0 0 4330 2241" svg:d="M0 2241l3984-288c209-15 363-168 345-342l-170-1611h-4159z"><text:p/></draw:path><draw:frame text:anchor-type="paragraph" draw:z-index="103" draw:name="Shape6_2" draw:style-name="Mgr15" draw:text-style-name="MP75" svg:width="2.703cm" svg:height="0.715cm" draw:transform="rotate (0.0872664625997165) translate (-0.172861111111111cm 0.218722222222222cm)"><draw:text-box><text:p text:style-name="MP9"><text:span text:style-name="MT99">Série 1</text:span></text:p></draw:text-box></draw:frame>T<text:span text:style-name="MT142">itre de la série</text:span></text:p>
      </style:header>
      <style:header-left>
        <text:p text:style-name="MP98"><draw:line text:anchor-type="paragraph" draw:z-index="105" draw:name="Shape7_9" draw:style-name="Mgr5" draw:text-style-name="MP9" svg:x1="9.042cm" svg:y1="0.36cm" svg:x2="20.461cm" svg:y2="0.36cm"><text:p/></draw:line><draw:path text:anchor-type="paragraph" draw:z-index="106" draw:name="Shape5_2" draw:style-name="Mgr17" draw:text-style-name="MP99" svg:width="4.329cm" svg:height="2.24cm" svg:x="-1.499cm" svg:y="-1cm" svg:viewBox="0 0 4330 2241" svg:d="M0 2241l3984-288c209-15 363-168 345-342l-170-1611h-4159z"><text:p/></draw:path><draw:frame text:anchor-type="paragraph" draw:z-index="107" draw:name="Shape6_5" draw:style-name="Mgr15" draw:text-style-name="MP75" svg:width="2.703cm" svg:height="0.715cm" draw:transform="rotate (0.0872664625997165) translate (-0.172861111111111cm 0.218722222222222cm)"><draw:text-box><text:p text:style-name="MP9"><text:span text:style-name="MT99">Série 1</text:span></text:p></draw:text-box></draw:frame>T<text:span text:style-name="MT142">itre de la série</text:span></text:p>
      </style:header-left>
      <style:footer>
        <text:p text:style-name="MP5"><draw:frame draw:style-name="Mfr3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4" draw:name="Shape8_5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43">Angles</text:span> • <text:span text:style-name="MT143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106">Volumes : Volumes par comptage</text:p>
      </style:header>
      <style:footer>
        <text:p text:style-name="MP5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08" draw:name="Shape4_179" draw:style-name="Mgr1"><draw:path draw:style-name="Mgr2" draw:text-style-name="MP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/><text:span text:style-name="MT140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07"><draw:line text:anchor-type="paragraph" draw:z-index="341" draw:name="Shape3_33" draw:style-name="Mgr14" draw:text-style-name="MP9" svg:x1="15.12cm" svg:y1="0.36cm" svg:x2="20.496cm" svg:y2="0.36cm"><text:p/></draw:line><text:s/><text:span text:style-name="MT145">Angles</text:span> : <text:span text:style-name="MT146">Comprendre la notion d’angle</text:span></text:p>
      </style:header>
      <style:footer>
        <text:p text:style-name="MP5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/text:p>
      </style:footer>
      <style:footer-left>
        <text:p text:style-name="MP5"><draw:frame draw:style-name="Mfr3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47">Angles</text:span><text:span text:style-name="MT5"> : </text:span><text:span text:style-name="MT14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9" draw:name="Shape3_7" draw:style-name="Mgr14" draw:text-style-name="MP9" svg:x1="15.12cm" svg:y1="0.36cm" svg:x2="20.496cm" svg:y2="0.36cm"><text:p/></draw:line><text:s/><text:span text:style-name="MT148">Angles : </text:span>Angles : <text:span text:style-name="MT146">Comprendre la notion d’angle</text:span></text:p>
      </style:header>
      <style:header-left>
        <text:p text:style-name="MP108"><draw:line text:anchor-type="paragraph" draw:z-index="10" draw:name="Shape3_29" draw:style-name="Mgr14" draw:text-style-name="MP9" svg:x1="15.12cm" svg:y1="0.36cm" svg:x2="20.496cm" svg:y2="0.36cm"><text:p/></draw:line>Angles : <text:span text:style-name="MT146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50">Mesurer un angle</text:span></text:p></draw:text-box></draw:frame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49">Angles : </text:span><text:span text:style-name="MT151">Comprendre la notion d’angle</text:span></text:h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52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40" draw:name="Shape4_18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39" draw:name="Shape4_18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18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2" draw:name="Shape3_35" draw:style-name="Mgr14" draw:text-style-name="MP9" svg:x1="11.344cm" svg:y1="0.358cm" svg:x2="20.497cm" svg:y2="0.36cm"><text:p/></draw:line><text:span text:style-name="MT153">Angles </text:span>: Nommer un angle</text:p>
      </style:header>
      <style:footer>
        <text:p text:style-name="MP11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10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_5f_Header_20_G_20_page_20_paire_20__28_G_29_"><draw:line text:anchor-type="paragraph" draw:z-index="337" draw:name="Shape3_30" draw:style-name="Mgr14" draw:text-style-name="MP9" svg:x1="11.435cm" svg:y1="0.388cm" svg:x2="20.496cm" svg:y2="0.36cm"><text:p/></draw:line><text:span text:style-name="MT154">Angles</text:span> : <text:span text:style-name="MT154">Mesurer un angle</text:span></text:p>
      </style:header-left>
      <style:footer>
        <text:p text:style-name="MP5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38" draw:name="Shape4_17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5">Angles </text:span><text:span text:style-name="MT5">: </text:span><text:span text:style-name="MT15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5" draw:name="Shape3_31" draw:style-name="Mgr14" draw:text-style-name="MP9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4" draw:name="Shape3_32" draw:style-name="Mgr14" draw:text-style-name="MP9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50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56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5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32" draw:name="Shape4_18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33" draw:name="Shape4_18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8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0" draw:name="Shape3_34" draw:style-name="Mgr14" draw:text-style-name="MP9" svg:x1="15.448cm" svg:y1="0.365cm" svg:x2="20.496cm" svg:y2="0.36cm"><text:p/></draw:line><text:span text:style-name="MT157">Angles</text:span><text:span text:style-name="MT158"> : </text:span><text:span text:style-name="MT159">Calculer des mesures d’angle</text:span></text:p>
      </style:header>
      <style:header-left>
        <text:p text:style-name="_5f_Header_20_G_20_page_20_paire_20__28_G_29_"><draw:line text:anchor-type="paragraph" draw:z-index="331" draw:name="Shape3_36" draw:style-name="Mgr14" draw:text-style-name="MP9" svg:x1="15.448cm" svg:y1="0.365cm" svg:x2="20.496cm" svg:y2="0.36cm"><text:p/></draw:line><text:span text:style-name="MT157">Angles : </text:span><text:span text:style-name="MT159">Calculer des mesures d’angle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50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60">Calculer des </text:span><text:span text:style-name="MT156">Mesure</text:span><text:span text:style-name="MT160">s</text:span><text:span text:style-name="MT156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<text:span text:style-name="MT149">Angles : </text:span><text:span text:style-name="MT161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8">R</text:span>epères du plan : Se repérer</text:p>
      </style:header>
      <style:header-left>
        <text:p text:style-name="_5f_Header_20_G_20_page_20_paire_20__28_G_29_"><text:span text:style-name="MT18">R</text:span>epères du plan : Se repérer</text:p>
      </style:header-left>
      <style:footer>
        <text:p text:style-name="MP5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11">Repères du plan : Se repérer</text:p></draw:text-box></draw:frame><draw:g text:anchor-type="paragraph" draw:z-index="109" draw:name="Shape4_117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Repères du plan : se repérer</text:p></draw:text-box></draw:frame><draw:g text:anchor-type="paragraph" draw:z-index="110" draw:name="Shape4_189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1"><text:span text:style-name="MT24">Repères du plan : Se repérer</text:span> </text:p>
      </style:header>
      <style:footer>
        <text:p text:style-name="MP11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1" draw:name="Shape4_190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>
      <style:footer-left>
        <text:p text:style-name="MP5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12" draw:name="Shape4_19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62">R</text:span><text:span text:style-name="MT163">epères du plan : Se </text:span><text:span text:style-name="MT164">déplacer</text:span></text:p>
      </style:header>
      <style:footer>
        <text:p text:style-name="MP5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5">Repères du plan : Se </text:span><text:span text:style-name="MT165">déplacer</text:span></text:p></draw:text-box></draw:frame><draw:g text:anchor-type="paragraph" draw:z-index="113" draw:name="Shape4_192" draw:style-name="Mgr1"><draw:path draw:style-name="Mgr6" draw:text-style-name="MP1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12"><text:span text:style-name="MT5">Repères du plan : se </text:span><text:span text:style-name="MT165">déplacer</text:span></text:p></draw:text-box></draw:frame><draw:g text:anchor-type="paragraph" draw:z-index="114" draw:name="Shape4_193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1"><text:span text:style-name="MT24">Repères du plan : Se repérer</text:span> </text:p>
      </style:header>
      <style:footer>
        <text:p text:style-name="MP11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5" draw:name="Shape4_194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>
      <style:footer-left>
        <text:p text:style-name="MP5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6" draw:name="Shape4_195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8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7"><text:span text:style-name="MT71">S</text:span><text:span text:style-name="MT82">olides</text:span> : <text:span text:style-name="MT71">Vocabulaire, nature</text:span></text:p>
      </style:header>
      <style:footer>
        <text:p text:style-name="MP5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117" draw:name="Shape4_200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118" draw:name="Shape4_201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37">Géométrie plane</text:span> : <text:span text:style-name="MT37">Points, droites </text:span><text:span text:style-name="MT166">et cercles</text:span></text:p>
      </style:header>
      <style:footer>
        <text:p text:style-name="MP5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19" draw:name="Shape4_202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Géométrie plane : points, droites <text:span text:style-name="MT167">et cercles</text:span></text:p></draw:text-box></draw:frame></text:p>
      </style:footer>
      <style:footer-left>
        <text:p text:style-name="MP5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20" draw:name="Shape4_203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Géométrie plane : points, droites <text:span text:style-name="MT167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7"><text:span text:style-name="MT71">S</text:span><text:span text:style-name="MT82">olides</text:span> : <text:span text:style-name="MT71">Vocabulaire, nature</text:span></text:p>
      </style:header>
      <style:footer>
        <text:p text:style-name="MP5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121" draw:name="Shape4_149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solides : Vocabulaire, NatuRE</text:p></draw:text-box></draw:frame><draw:g text:anchor-type="paragraph" draw:z-index="122" draw:name="Shape4_150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37">Géométrie plane</text:span> : <text:span text:style-name="MT168">Milieu, alignement, </text:span><text:span text:style-name="MT169">appartenance</text:span></text:p>
      </style:header>
      <style:footer>
        <text:p text:style-name="MP11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3" draw:name="Shape4_151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78">Géométrie plane : </text:span><text:span text:style-name="MT170">milieu, Alignement, </text:span><text:span text:style-name="MT171">APPARTENANCE</text:span></text:p></draw:text-box></draw:frame></text:p>
      </style:footer>
      <style:footer-left>
        <text:p text:style-name="MP5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24" draw:name="Shape4_152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 : </text:span><text:span text:style-name="MT170">milieu, alignement, </text:span><text:span text:style-name="MT171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3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125" draw:name="Shape4_205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74">Géométrie plane : </text:span><text:span text:style-name="MT38">parallèles, perpendiculaires, </text:span><text:span text:style-name="MT18">distances</text:span></text:p></draw:text-box></draw:frame><draw:g text:anchor-type="paragraph" draw:z-index="126" draw:name="Shape4_154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37">Géométrie plane</text:span> : <text:span text:style-name="MT38">P</text:span><text:span text:style-name="MT39">arallèles, perpendiculaires,<text:line-break/> </text:span><text:span text:style-name="MT40">distances</text:span></text:p>
      </style:header>
      <style:footer>
        <text:p text:style-name="MP11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27" draw:name="Shape4_204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8">Géométrie plane : </text:span><text:span text:style-name="MT42">Parallèles, perpendiculaires, </text:span><text:span text:style-name="MT43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6"><text:span text:style-name="MT41">Géométrie plane : </text:span><text:span text:style-name="MT42">parallèles, perpendiculaires, </text:span><text:span text:style-name="MT43">distances</text:span></text:p></draw:text-box></draw:frame><draw:g text:anchor-type="paragraph" draw:z-index="128" draw:name="Shape4_206" draw:style-name="Mgr1"><draw:path draw:style-name="Mgr6" draw:text-style-name="MP1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115"><text:span text:style-name="MT172">Géométrie plane</text:span><text:span text:style-name="MT173"> : </text:span><text:span text:style-name="MT174">Vocabulaire</text:span></text:p>
      </style:header>
      <style:header-left>
        <text:p text:style-name="MP115"><text:span text:style-name="MT172">Géométrie plane</text:span><text:span text:style-name="MT173"> : </text:span><text:span text:style-name="MT174">Vocabulaire</text:span></text:p>
      </style:header-left>
      <style:footer>
        <text:p text:style-name="MP5"><draw:frame draw:style-name="Mfr3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75">vocabulaire</text:span></text:p></draw:text-box></draw:frame><draw:g text:anchor-type="paragraph" draw:z-index="129" draw:name="Shape4_209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75">vocabulaire</text:span></text:p></draw:text-box></draw:frame><draw:g text:anchor-type="paragraph" draw:z-index="130" draw:name="Shape4_210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37">Géométrie plane, </text:span><text:span text:style-name="MT176">partie 1</text:span> : <text:span text:style-name="MT177">coder</text:span></text:p>
      </style:header>
      <style:footer>
        <text:p text:style-name="MP11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78">Géométrie plane, </text:span><text:span text:style-name="MT178">partie 1</text:span><text:span text:style-name="MT78"> : </text:span><text:span text:style-name="MT179">coder</text:span></text:p></draw:text-box></draw:frame><draw:g text:anchor-type="paragraph" draw:z-index="131" draw:name="Shape4_211" draw:style-name="Mgr1"><draw:path draw:style-name="Mgr6" draw:text-style-name="MP1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6"><text:span text:style-name="MT41">Géométrie plane, </text:span><text:span text:style-name="MT178">partie 1</text:span><text:span text:style-name="MT41"> : </text:span><text:span text:style-name="MT179">coder</text:span></text:p></draw:text-box></draw:frame><draw:g text:anchor-type="paragraph" draw:z-index="132" draw:name="Shape4_212" draw:style-name="Mgr1"><draw:path draw:style-name="Mgr6" draw:text-style-name="MP16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115"><text:span text:style-name="MT172">Géométrie plane</text:span><text:span text:style-name="MT173"> : </text:span><text:span text:style-name="MT174">Vocabulaire</text:span></text:p>
      </style:header>
      <style:footer>
        <text:p text:style-name="MP5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75">vocabulaire</text:span></text:p></draw:text-box></draw:frame><draw:g text:anchor-type="paragraph" draw:z-index="133" draw:name="Shape4_213" draw:style-name="Mgr1"><draw:path draw:style-name="Mgr6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75">vocabulaire</text:span></text:p></draw:text-box></draw:frame><draw:g text:anchor-type="paragraph" draw:z-index="134" draw:name="Shape4_214" draw:style-name="Mgr1"><draw:path draw:style-name="Mgr6" draw:text-style-name="MP1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37">Géométrie plane, </text:span><text:span text:style-name="MT176">partie 1</text:span> : <text:span text:style-name="MT180">Assembler et décomposer</text:span></text:p>
      </style:header>
      <style:footer>
        <text:p text:style-name="MP11"><draw:frame draw:style-name="Mfr3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78">Géométrie plane, </text:span><text:span text:style-name="MT178">partie 1</text:span><text:span text:style-name="MT78"> : </text:span><text:span text:style-name="MT181">assembler et décomposer</text:span></text:p></draw:text-box></draw:frame><draw:g text:anchor-type="paragraph" draw:z-index="135" draw:name="Shape4_216" draw:style-name="Mgr1"><draw:path draw:style-name="Mgr6" draw:text-style-name="MP1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6" draw:name="Shape4_217" draw:style-name="Mgr1"><draw:path draw:style-name="Mgr6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41">Géométrie plane, </text:span><text:span text:style-name="MT178">partie 1</text:span><text:span text:style-name="MT41"> : </text:span><text:span text:style-name="MT181">assembler et décomposer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T9H33M38S</meta:editing-duration>
    <meta:editing-cycles>132</meta:editing-cycles>
    <meta:generator>LibreOffice/7.1.5.2$Windows_X86_64 LibreOffice_project/85f04e9f809797b8199d13c421bd8a2b025d52b5</meta:generator>
    <dc:date>2021-09-03T14:02:52.762000000</dc:date>
    <meta:document-statistic meta:table-count="0" meta:image-count="0" meta:object-count="0" meta:page-count="1" meta:paragraph-count="756" meta:word-count="2872" meta:character-count="18574" meta:non-whitespace-character-count="16054"/>
    <meta:template xlink:type="simple" xlink:actuate="onRequest" xlink:title="lycee_v3" xlink:href="../../fichiers%20définitifs/Modele_cahier.ott" meta:date="2021-07-09T13:45:32.011278978"/>
  </office:meta>
</office:document-meta>
</file>